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Standard">
      <style:text-properties style:font-name="DejaVu Sans" officeooo:paragraph-rsid="0f040072"/>
    </style:style>
    <style:style style:name="P2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3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ejaVu Sans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ejaVu Sans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DejaVu Sans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DejaVu Sans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DejaVu Sans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DejaVu Sans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DejaVu Sans" fo:font-size="9pt" fo:font-weight="bold" officeooo:rsid="077070cb" officeooo:paragraph-rsid="12d1c3cb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DejaVu Sans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DejaVu Sans" officeooo:paragraph-rsid="124a81d0"/>
    </style:style>
    <style:style style:name="P21" style:family="paragraph" style:parent-style-name="Standard">
      <style:text-properties style:font-name="DejaVu Sans" officeooo:rsid="06d76c3a" officeooo:paragraph-rsid="0c9fa098"/>
    </style:style>
    <style:style style:name="P22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32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33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34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35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36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7" style:family="paragraph" style:parent-style-name="Standard">
      <style:text-properties style:font-name="DejaVu Sans" fo:font-weight="bold" officeooo:rsid="099674cc" officeooo:paragraph-rsid="12d28882" style:font-weight-asian="bold" style:font-weight-complex="bold"/>
    </style:style>
    <style:style style:name="P38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9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40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41" style:family="paragraph" style:parent-style-name="Standard">
      <style:text-properties style:font-name="DejaVu Sans" style:text-underline-style="none" fo:font-weight="normal" officeooo:rsid="0ba82d9a" officeooo:paragraph-rsid="0ba816f6" style:font-weight-asian="normal" style:font-weight-complex="normal"/>
    </style:style>
    <style:style style:name="P42" style:family="paragraph" style:parent-style-name="Standard">
      <style:text-properties style:font-name="DejaVu Sans" style:text-underline-style="none" fo:font-weight="normal" officeooo:rsid="0c0ce766" officeooo:paragraph-rsid="0c0911c0" style:font-weight-asian="normal" style:font-weight-complex="normal"/>
    </style:style>
    <style:style style:name="P43" style:family="paragraph" style:parent-style-name="Standard">
      <style:text-properties style:font-name="DejaVu Sans" style:text-underline-style="none" fo:font-weight="normal" officeooo:rsid="12c99d5f" officeooo:paragraph-rsid="12d28882" style:font-weight-asian="normal" style:font-weight-complex="normal"/>
    </style:style>
    <style:style style:name="P44" style:family="paragraph" style:parent-style-name="Standard">
      <style:text-properties style:font-name="DejaVu Sans" fo:font-weight="normal" officeooo:rsid="0f040072" officeooo:paragraph-rsid="124a81d0" style:font-weight-asian="normal" style:font-weight-complex="normal"/>
    </style:style>
    <style:style style:name="P45" style:family="paragraph" style:parent-style-name="Standard">
      <style:text-properties style:font-name="DejaVu Sans" fo:font-weight="normal" officeooo:rsid="0f040072" officeooo:paragraph-rsid="0c9fa098" style:font-weight-asian="normal" style:font-weight-complex="normal"/>
    </style:style>
    <style:style style:name="P46" style:family="paragraph" style:parent-style-name="Standard">
      <style:text-properties style:font-name="DejaVu Sans" fo:font-weight="normal" officeooo:rsid="0f040072" officeooo:paragraph-rsid="0f0ac456" style:font-weight-asian="normal" style:font-weight-complex="normal"/>
    </style:style>
    <style:style style:name="P47" style:family="paragraph" style:parent-style-name="Standard">
      <style:text-properties style:font-name="DejaVu Sans" fo:font-weight="normal" officeooo:rsid="099c19a4" officeooo:paragraph-rsid="112f21b6" style:font-weight-asian="normal" style:font-weight-complex="normal"/>
    </style:style>
    <style:style style:name="P48" style:family="paragraph" style:parent-style-name="Standard">
      <style:text-properties officeooo:paragraph-rsid="128a9cbb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12d49ce9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abb07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cca4a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30aebe0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normal" officeooo:rsid="0fc70dff" officeooo:paragraph-rsid="0f17f7e7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e7dee6" officeooo:paragraph-rsid="0ce21211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10ab4ae2" officeooo:paragraph-rsid="10ab4ae2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8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8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bold" officeooo:rsid="0c832fd6" officeooo:paragraph-rsid="12b0c3e5" style:font-weight-asian="bold" style:font-weight-complex="bold"/>
    </style:style>
    <style:style style:name="P8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8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8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92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P93" style:family="paragraph" style:parent-style-name="Table_20_Contents">
      <style:paragraph-properties fo:text-align="center" style:justify-single-word="false"/>
      <style:text-properties style:font-name="DejaVu Sans" officeooo:rsid="0c24bbcc" officeooo:paragraph-rsid="117238be"/>
    </style:style>
    <style:style style:name="P94" style:family="paragraph" style:parent-style-name="Table_20_Contents">
      <style:paragraph-properties fo:text-align="center" style:justify-single-word="false"/>
      <style:text-properties style:font-name="DejaVu Sans" officeooo:rsid="128f9c86" officeooo:paragraph-rsid="117238be"/>
    </style:style>
    <style:style style:name="P95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DejaVu Sans" officeooo:paragraph-rsid="0ea3d2c9"/>
    </style:style>
    <style:style style:name="P96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97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98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99" style:family="paragraph" style:parent-style-name="Footer">
      <style:paragraph-properties fo:text-align="end" style:justify-single-word="false"/>
      <style:text-properties fo:font-size="8pt" officeooo:paragraph-rsid="1344129d" style:font-size-asian="8pt" style:font-size-complex="8pt"/>
    </style:style>
    <style:style style:name="P10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10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12d49ce9" style:font-weight-asian="bold" style:font-weight-complex="bold"/>
    </style:style>
    <style:style style:name="P10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11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1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1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1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fo:font-style="normal" style:text-underline-style="none" fo:font-weight="bold" officeooo:rsid="0c85667e" officeooo:paragraph-rsid="11b2e8c1" style:font-size-asian="16pt" style:font-style-asian="normal" style:font-weight-asian="bold" style:font-size-complex="16pt" style:font-style-complex="normal" style:font-weight-complex="bold"/>
    </style:style>
    <style:style style:name="P117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118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T1" style:family="text">
      <style:text-properties officeooo:rsid="133f3e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0ce7dee6" style:font-weight-asian="bold" style:font-weight-complex="bold"/>
    </style:style>
    <style:style style:name="T16" style:family="text">
      <style:text-properties fo:font-weight="bold" officeooo:rsid="1188ee14" style:font-weight-asian="bold" style:font-weight-complex="bold"/>
    </style:style>
    <style:style style:name="T17" style:family="text">
      <style:text-properties fo:font-weight="bold" officeooo:rsid="10ab4ae2" style:font-weight-asian="bold" style:font-weight-complex="bold"/>
    </style:style>
    <style:style style:name="T18" style:family="text">
      <style:text-properties fo:font-weight="bold" officeooo:rsid="10a9210f" style:font-weight-asian="bold" style:font-weight-complex="bold"/>
    </style:style>
    <style:style style:name="T19" style:family="text">
      <style:text-properties fo:font-weight="bold" officeooo:rsid="133f3e88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6d76c3a" style:font-weight-asian="normal" style:font-weight-complex="normal"/>
    </style:style>
    <style:style style:name="T25" style:family="text">
      <style:text-properties fo:font-weight="normal" officeooo:rsid="0ae42245" style:font-weight-asian="normal" style:font-weight-complex="normal"/>
    </style:style>
    <style:style style:name="T26" style:family="text">
      <style:text-properties fo:font-weight="normal" officeooo:rsid="078a4f7f" style:font-weight-asian="normal" style:font-weight-complex="normal"/>
    </style:style>
    <style:style style:name="T27" style:family="text">
      <style:text-properties fo:font-weight="normal" officeooo:rsid="09376041" style:font-weight-asian="normal" style:font-weight-complex="normal"/>
    </style:style>
    <style:style style:name="T28" style:family="text">
      <style:text-properties fo:font-weight="normal" officeooo:rsid="076cbfaa" style:font-weight-asian="normal" style:font-weight-complex="normal"/>
    </style:style>
    <style:style style:name="T29" style:family="text">
      <style:text-properties fo:font-weight="normal" officeooo:rsid="0771f9c5" style:font-weight-asian="normal" style:font-weight-complex="normal"/>
    </style:style>
    <style:style style:name="T30" style:family="text">
      <style:text-properties fo:font-weight="normal" officeooo:rsid="082aad2e" style:font-weight-asian="normal" style:font-weight-complex="normal"/>
    </style:style>
    <style:style style:name="T31" style:family="text">
      <style:text-properties fo:font-weight="normal" officeooo:rsid="0b51e14d" style:font-weight-asian="normal" style:font-weight-complex="normal"/>
    </style:style>
    <style:style style:name="T32" style:family="text">
      <style:text-properties fo:font-weight="normal" officeooo:rsid="0b50ebe3" style:font-weight-asian="normal" style:font-weight-complex="normal"/>
    </style:style>
    <style:style style:name="T33" style:family="text">
      <style:text-properties fo:font-weight="normal" officeooo:rsid="0b8a45cf" style:font-weight-asian="normal" style:font-weight-complex="normal"/>
    </style:style>
    <style:style style:name="T34" style:family="text">
      <style:text-properties fo:font-weight="normal" officeooo:rsid="0b8beb29" style:font-weight-asian="normal" style:font-weight-complex="normal"/>
    </style:style>
    <style:style style:name="T35" style:family="text">
      <style:text-properties fo:font-weight="normal" officeooo:rsid="0b8e806c" style:font-weight-asian="normal" style:font-weight-complex="normal"/>
    </style:style>
    <style:style style:name="T36" style:family="text">
      <style:text-properties fo:font-weight="normal" officeooo:rsid="0b8f9dca" style:font-weight-asian="normal" style:font-weight-complex="normal"/>
    </style:style>
    <style:style style:name="T37" style:family="text">
      <style:text-properties fo:font-weight="normal" officeooo:rsid="0b91232f" style:font-weight-asian="normal" style:font-weight-complex="normal"/>
    </style:style>
    <style:style style:name="T38" style:family="text">
      <style:text-properties fo:font-weight="normal" officeooo:rsid="0b931332" style:font-weight-asian="normal" style:font-weight-complex="normal"/>
    </style:style>
    <style:style style:name="T39" style:family="text">
      <style:text-properties fo:font-weight="normal" officeooo:rsid="0b9a03c2" style:font-weight-asian="normal" style:font-weight-complex="normal"/>
    </style:style>
    <style:style style:name="T40" style:family="text">
      <style:text-properties fo:font-weight="normal" officeooo:rsid="0b9b04cb" style:font-weight-asian="normal" style:font-weight-complex="normal"/>
    </style:style>
    <style:style style:name="T41" style:family="text">
      <style:text-properties fo:font-weight="normal" officeooo:rsid="0bc23b67" style:font-weight-asian="normal" style:font-weight-complex="normal"/>
    </style:style>
    <style:style style:name="T42" style:family="text">
      <style:text-properties fo:font-weight="normal" officeooo:rsid="098819c9" style:font-weight-asian="normal" style:font-weight-complex="normal"/>
    </style:style>
    <style:style style:name="T43" style:family="text">
      <style:text-properties fo:font-weight="normal" officeooo:rsid="08235ec5" style:font-weight-asian="normal" style:font-weight-complex="normal"/>
    </style:style>
    <style:style style:name="T44" style:family="text">
      <style:text-properties fo:font-weight="normal" officeooo:rsid="0be9f343" style:font-weight-asian="normal" style:font-weight-complex="normal"/>
    </style:style>
    <style:style style:name="T45" style:family="text">
      <style:text-properties fo:font-weight="normal" officeooo:rsid="0beb0271" style:font-weight-asian="normal" style:font-weight-complex="normal"/>
    </style:style>
    <style:style style:name="T46" style:family="text">
      <style:text-properties fo:font-weight="normal" officeooo:rsid="0bec1481" style:font-weight-asian="normal" style:font-weight-complex="normal"/>
    </style:style>
    <style:style style:name="T47" style:family="text">
      <style:text-properties fo:font-weight="normal" officeooo:rsid="0bec65be" style:font-weight-asian="normal" style:font-weight-complex="normal"/>
    </style:style>
    <style:style style:name="T48" style:family="text">
      <style:text-properties fo:font-weight="normal" officeooo:rsid="0bed82a4" style:font-weight-asian="normal" style:font-weight-complex="normal"/>
    </style:style>
    <style:style style:name="T49" style:family="text">
      <style:text-properties fo:font-weight="normal" officeooo:rsid="0c0a21c0" style:font-weight-asian="normal" style:font-weight-complex="normal"/>
    </style:style>
    <style:style style:name="T50" style:family="text">
      <style:text-properties fo:font-weight="normal" officeooo:rsid="0c0b8020" style:font-weight-asian="normal" style:font-weight-complex="normal"/>
    </style:style>
    <style:style style:name="T51" style:family="text">
      <style:text-properties fo:font-weight="normal" officeooo:rsid="0c0e8d81" style:font-weight-asian="normal" style:font-weight-complex="normal"/>
    </style:style>
    <style:style style:name="T52" style:family="text">
      <style:text-properties fo:font-weight="normal" officeooo:rsid="0c101487" style:font-weight-asian="normal" style:font-weight-complex="normal"/>
    </style:style>
    <style:style style:name="T53" style:family="text">
      <style:text-properties fo:font-weight="normal" officeooo:rsid="0c24bbcc" style:font-weight-asian="normal" style:font-weight-complex="normal"/>
    </style:style>
    <style:style style:name="T54" style:family="text">
      <style:text-properties fo:font-weight="normal" officeooo:rsid="0c250b37" style:font-weight-asian="normal" style:font-weight-complex="normal"/>
    </style:style>
    <style:style style:name="T55" style:family="text">
      <style:text-properties fo:font-weight="normal" officeooo:rsid="0c4f07c7" style:font-weight-asian="normal" style:font-weight-complex="normal"/>
    </style:style>
    <style:style style:name="T56" style:family="text">
      <style:text-properties fo:font-weight="normal" officeooo:rsid="0c51f4f3" style:font-weight-asian="normal" style:font-weight-complex="normal"/>
    </style:style>
    <style:style style:name="T57" style:family="text">
      <style:text-properties fo:font-weight="normal" officeooo:rsid="0c7e4450" style:font-weight-asian="normal" style:font-weight-complex="normal"/>
    </style:style>
    <style:style style:name="T58" style:family="text">
      <style:text-properties fo:font-weight="normal" officeooo:rsid="0c8bb460" style:font-weight-asian="normal" style:font-weight-complex="normal"/>
    </style:style>
    <style:style style:name="T59" style:family="text">
      <style:text-properties fo:font-weight="normal" officeooo:rsid="0c8c29bd" style:font-weight-asian="normal" style:font-weight-complex="normal"/>
    </style:style>
    <style:style style:name="T60" style:family="text">
      <style:text-properties fo:font-weight="normal" officeooo:rsid="0c8c29fb" style:font-weight-asian="normal" style:font-weight-complex="normal"/>
    </style:style>
    <style:style style:name="T61" style:family="text">
      <style:text-properties fo:font-weight="normal" officeooo:rsid="0c90a8d3" style:font-weight-asian="normal" style:font-weight-complex="normal"/>
    </style:style>
    <style:style style:name="T62" style:family="text">
      <style:text-properties fo:font-weight="normal" officeooo:rsid="0cbdea33" style:font-weight-asian="normal" style:font-weight-complex="normal"/>
    </style:style>
    <style:style style:name="T63" style:family="text">
      <style:text-properties fo:font-weight="normal" officeooo:rsid="0cbe83bf" style:font-weight-asian="normal" style:font-weight-complex="normal"/>
    </style:style>
    <style:style style:name="T64" style:family="text">
      <style:text-properties fo:font-weight="normal" officeooo:rsid="0cbe8fa9" style:font-weight-asian="normal" style:font-weight-complex="normal"/>
    </style:style>
    <style:style style:name="T65" style:family="text">
      <style:text-properties fo:font-weight="normal" officeooo:rsid="0cd501ec" style:font-weight-asian="normal" style:font-weight-complex="normal"/>
    </style:style>
    <style:style style:name="T66" style:family="text">
      <style:text-properties fo:font-weight="normal" officeooo:rsid="0cd700b9" style:font-weight-asian="normal" style:font-weight-complex="normal"/>
    </style:style>
    <style:style style:name="T67" style:family="text">
      <style:text-properties fo:font-weight="normal" officeooo:rsid="0cd8fd1d" style:font-weight-asian="normal" style:font-weight-complex="normal"/>
    </style:style>
    <style:style style:name="T68" style:family="text">
      <style:text-properties fo:font-weight="normal" officeooo:rsid="0cd91049" style:font-weight-asian="normal" style:font-weight-complex="normal"/>
    </style:style>
    <style:style style:name="T69" style:family="text">
      <style:text-properties fo:font-weight="normal" officeooo:rsid="0ce6b0f1" style:font-weight-asian="normal" style:font-weight-complex="normal"/>
    </style:style>
    <style:style style:name="T70" style:family="text">
      <style:text-properties fo:font-weight="normal" officeooo:rsid="0cffda93" style:font-weight-asian="normal" style:font-weight-complex="normal"/>
    </style:style>
    <style:style style:name="T71" style:family="text">
      <style:text-properties fo:font-weight="normal" officeooo:rsid="0d001b55" style:font-weight-asian="normal" style:font-weight-complex="normal"/>
    </style:style>
    <style:style style:name="T72" style:family="text">
      <style:text-properties fo:font-weight="normal" officeooo:rsid="0d02b9da" style:font-weight-asian="normal" style:font-weight-complex="normal"/>
    </style:style>
    <style:style style:name="T73" style:family="text">
      <style:text-properties fo:font-weight="normal" officeooo:rsid="0d02cda6" style:font-weight-asian="normal" style:font-weight-complex="normal"/>
    </style:style>
    <style:style style:name="T74" style:family="text">
      <style:text-properties fo:font-weight="normal" officeooo:rsid="0d182812" style:font-weight-asian="normal" style:font-weight-complex="normal"/>
    </style:style>
    <style:style style:name="T75" style:family="text">
      <style:text-properties fo:font-weight="normal" officeooo:rsid="0d30fb35" style:font-weight-asian="normal" style:font-weight-complex="normal"/>
    </style:style>
    <style:style style:name="T76" style:family="text">
      <style:text-properties fo:font-weight="normal" officeooo:rsid="0d31e4e8" style:font-weight-asian="normal" style:font-weight-complex="normal"/>
    </style:style>
    <style:style style:name="T77" style:family="text">
      <style:text-properties fo:font-weight="normal" officeooo:rsid="0d41fb13" style:font-weight-asian="normal" style:font-weight-complex="normal"/>
    </style:style>
    <style:style style:name="T78" style:family="text">
      <style:text-properties fo:font-weight="normal" officeooo:rsid="0d446fdf" style:font-weight-asian="normal" style:font-weight-complex="normal"/>
    </style:style>
    <style:style style:name="T79" style:family="text">
      <style:text-properties fo:font-weight="normal" officeooo:rsid="0d4583f3" style:font-weight-asian="normal" style:font-weight-complex="normal"/>
    </style:style>
    <style:style style:name="T80" style:family="text">
      <style:text-properties fo:font-weight="normal" officeooo:rsid="0d470855" style:font-weight-asian="normal" style:font-weight-complex="normal"/>
    </style:style>
    <style:style style:name="T81" style:family="text">
      <style:text-properties fo:font-weight="normal" officeooo:rsid="0d4a38fd" style:font-weight-asian="normal" style:font-weight-complex="normal"/>
    </style:style>
    <style:style style:name="T82" style:family="text">
      <style:text-properties fo:font-weight="normal" officeooo:rsid="0d4dca26" style:font-weight-asian="normal" style:font-weight-complex="normal"/>
    </style:style>
    <style:style style:name="T83" style:family="text">
      <style:text-properties fo:font-weight="normal" officeooo:rsid="0d4f161d" style:font-weight-asian="normal" style:font-weight-complex="normal"/>
    </style:style>
    <style:style style:name="T84" style:family="text">
      <style:text-properties fo:font-weight="normal" officeooo:rsid="0d581406" style:font-weight-asian="normal" style:font-weight-complex="normal"/>
    </style:style>
    <style:style style:name="T85" style:family="text">
      <style:text-properties fo:font-weight="normal" officeooo:rsid="0d5a13d6" style:font-weight-asian="normal" style:font-weight-complex="normal"/>
    </style:style>
    <style:style style:name="T86" style:family="text">
      <style:text-properties fo:font-weight="normal" officeooo:rsid="0d8543fe" style:font-weight-asian="normal" style:font-weight-complex="normal"/>
    </style:style>
    <style:style style:name="T87" style:family="text">
      <style:text-properties fo:font-weight="normal" officeooo:rsid="0d9171ab" style:font-weight-asian="normal" style:font-weight-complex="normal"/>
    </style:style>
    <style:style style:name="T88" style:family="text">
      <style:text-properties fo:font-weight="normal" officeooo:rsid="0dd1d844" style:font-weight-asian="normal" style:font-weight-complex="normal"/>
    </style:style>
    <style:style style:name="T89" style:family="text">
      <style:text-properties fo:font-weight="normal" officeooo:rsid="0dd83591" style:font-weight-asian="normal" style:font-weight-complex="normal"/>
    </style:style>
    <style:style style:name="T90" style:family="text">
      <style:text-properties fo:font-weight="normal" officeooo:rsid="0df51139" style:font-weight-asian="normal" style:font-weight-complex="normal"/>
    </style:style>
    <style:style style:name="T91" style:family="text">
      <style:text-properties fo:font-weight="normal" officeooo:rsid="0e053d55" style:font-weight-asian="normal" style:font-weight-complex="normal"/>
    </style:style>
    <style:style style:name="T92" style:family="text">
      <style:text-properties fo:font-weight="normal" officeooo:rsid="0e334599" style:font-weight-asian="normal" style:font-weight-complex="normal"/>
    </style:style>
    <style:style style:name="T93" style:family="text">
      <style:text-properties fo:font-weight="normal" officeooo:rsid="0e3461c7" style:font-weight-asian="normal" style:font-weight-complex="normal"/>
    </style:style>
    <style:style style:name="T94" style:family="text">
      <style:text-properties fo:font-weight="normal" officeooo:rsid="0e35db26" style:font-weight-asian="normal" style:font-weight-complex="normal"/>
    </style:style>
    <style:style style:name="T95" style:family="text">
      <style:text-properties fo:font-weight="normal" officeooo:rsid="0e37f923" style:font-weight-asian="normal" style:font-weight-complex="normal"/>
    </style:style>
    <style:style style:name="T96" style:family="text">
      <style:text-properties fo:font-weight="normal" officeooo:rsid="0e38f21e" style:font-weight-asian="normal" style:font-weight-complex="normal"/>
    </style:style>
    <style:style style:name="T97" style:family="text">
      <style:text-properties fo:font-weight="normal" officeooo:rsid="0e3c7ad2" style:font-weight-asian="normal" style:font-weight-complex="normal"/>
    </style:style>
    <style:style style:name="T98" style:family="text">
      <style:text-properties fo:font-weight="normal" officeooo:rsid="0e3efb2b" style:font-weight-asian="normal" style:font-weight-complex="normal"/>
    </style:style>
    <style:style style:name="T99" style:family="text">
      <style:text-properties fo:font-weight="normal" officeooo:rsid="0e42ad18" style:font-weight-asian="normal" style:font-weight-complex="normal"/>
    </style:style>
    <style:style style:name="T100" style:family="text">
      <style:text-properties fo:font-weight="normal" officeooo:rsid="0e431e8f" style:font-weight-asian="normal" style:font-weight-complex="normal"/>
    </style:style>
    <style:style style:name="T101" style:family="text">
      <style:text-properties fo:font-weight="normal" officeooo:rsid="0e5f1324" style:font-weight-asian="normal" style:font-weight-complex="normal"/>
    </style:style>
    <style:style style:name="T102" style:family="text">
      <style:text-properties fo:font-weight="normal" officeooo:rsid="0e76199e" style:font-weight-asian="normal" style:font-weight-complex="normal"/>
    </style:style>
    <style:style style:name="T103" style:family="text">
      <style:text-properties fo:font-weight="normal" officeooo:rsid="0e783b37" style:font-weight-asian="normal" style:font-weight-complex="normal"/>
    </style:style>
    <style:style style:name="T104" style:family="text">
      <style:text-properties fo:font-weight="normal" officeooo:rsid="0e794ccd" style:font-weight-asian="normal" style:font-weight-complex="normal"/>
    </style:style>
    <style:style style:name="T105" style:family="text">
      <style:text-properties fo:font-weight="normal" officeooo:rsid="0e852fa0" style:font-weight-asian="normal" style:font-weight-complex="normal"/>
    </style:style>
    <style:style style:name="T106" style:family="text">
      <style:text-properties fo:font-weight="normal" officeooo:rsid="0e86ef7f" style:font-weight-asian="normal" style:font-weight-complex="normal"/>
    </style:style>
    <style:style style:name="T107" style:family="text">
      <style:text-properties fo:font-weight="normal" officeooo:rsid="0e878ca9" style:font-weight-asian="normal" style:font-weight-complex="normal"/>
    </style:style>
    <style:style style:name="T108" style:family="text">
      <style:text-properties fo:font-weight="normal" officeooo:rsid="0e885eae" style:font-weight-asian="normal" style:font-weight-complex="normal"/>
    </style:style>
    <style:style style:name="T109" style:family="text">
      <style:text-properties fo:font-weight="normal" officeooo:rsid="0e8aa257" style:font-weight-asian="normal" style:font-weight-complex="normal"/>
    </style:style>
    <style:style style:name="T110" style:family="text">
      <style:text-properties fo:font-weight="normal" officeooo:rsid="0e8ac9c9" style:font-weight-asian="normal" style:font-weight-complex="normal"/>
    </style:style>
    <style:style style:name="T111" style:family="text">
      <style:text-properties fo:font-weight="normal" officeooo:rsid="0e8b9fce" style:font-weight-asian="normal" style:font-weight-complex="normal"/>
    </style:style>
    <style:style style:name="T112" style:family="text">
      <style:text-properties fo:font-weight="normal" officeooo:rsid="0e8ce19d" style:font-weight-asian="normal" style:font-weight-complex="normal"/>
    </style:style>
    <style:style style:name="T113" style:family="text">
      <style:text-properties fo:font-weight="normal" officeooo:rsid="0e8ea515" style:font-weight-asian="normal" style:font-weight-complex="normal"/>
    </style:style>
    <style:style style:name="T114" style:family="text">
      <style:text-properties fo:font-weight="normal" officeooo:rsid="0e90d190" style:font-weight-asian="normal" style:font-weight-complex="normal"/>
    </style:style>
    <style:style style:name="T115" style:family="text">
      <style:text-properties fo:font-weight="normal" officeooo:rsid="0e933086" style:font-weight-asian="normal" style:font-weight-complex="normal"/>
    </style:style>
    <style:style style:name="T116" style:family="text">
      <style:text-properties fo:font-weight="normal" officeooo:rsid="0e93325d" style:font-weight-asian="normal" style:font-weight-complex="normal"/>
    </style:style>
    <style:style style:name="T117" style:family="text">
      <style:text-properties fo:font-weight="normal" officeooo:rsid="0f1d41b7" style:font-weight-asian="normal" style:font-weight-complex="normal"/>
    </style:style>
    <style:style style:name="T118" style:family="text">
      <style:text-properties fo:font-weight="normal" officeooo:rsid="0f1e09a2" style:font-weight-asian="normal" style:font-weight-complex="normal"/>
    </style:style>
    <style:style style:name="T119" style:family="text">
      <style:text-properties fo:font-weight="normal" officeooo:rsid="0f244799" style:font-weight-asian="normal" style:font-weight-complex="normal"/>
    </style:style>
    <style:style style:name="T120" style:family="text">
      <style:text-properties fo:font-weight="normal" officeooo:rsid="0f287035" style:font-weight-asian="normal" style:font-weight-complex="normal"/>
    </style:style>
    <style:style style:name="T121" style:family="text">
      <style:text-properties fo:font-weight="normal" officeooo:rsid="0853aa48" style:font-weight-asian="normal" style:font-weight-complex="normal"/>
    </style:style>
    <style:style style:name="T122" style:family="text">
      <style:text-properties fo:font-weight="normal" officeooo:rsid="0c7a40c1" style:font-weight-asian="normal" style:font-weight-complex="normal"/>
    </style:style>
    <style:style style:name="T123" style:family="text">
      <style:text-properties fo:font-weight="normal" officeooo:rsid="0e5fd464" style:font-weight-asian="normal" style:font-weight-complex="normal"/>
    </style:style>
    <style:style style:name="T124" style:family="text">
      <style:text-properties fo:font-weight="normal" officeooo:rsid="0716bceb" style:font-weight-asian="normal" style:font-weight-complex="normal"/>
    </style:style>
    <style:style style:name="T125" style:family="text">
      <style:text-properties fo:font-weight="normal" officeooo:rsid="0a1f69e9" style:font-weight-asian="normal" style:font-weight-complex="normal"/>
    </style:style>
    <style:style style:name="T126" style:family="text">
      <style:text-properties fo:font-weight="normal" officeooo:rsid="0858d545" style:font-weight-asian="normal" style:font-weight-complex="normal"/>
    </style:style>
    <style:style style:name="T127" style:family="text">
      <style:text-properties fo:font-weight="normal" officeooo:rsid="0c95418f" style:font-weight-asian="normal" style:font-weight-complex="normal"/>
    </style:style>
    <style:style style:name="T128" style:family="text">
      <style:text-properties fo:font-weight="normal" officeooo:rsid="0859d664" style:font-weight-asian="normal" style:font-weight-complex="normal"/>
    </style:style>
    <style:style style:name="T129" style:family="text">
      <style:text-properties fo:font-weight="normal" officeooo:rsid="08568432" style:font-weight-asian="normal" style:font-weight-complex="normal"/>
    </style:style>
    <style:style style:name="T130" style:family="text">
      <style:text-properties fo:font-weight="normal" officeooo:rsid="085af688" style:font-weight-asian="normal" style:font-weight-complex="normal"/>
    </style:style>
    <style:style style:name="T131" style:family="text">
      <style:text-properties fo:font-weight="normal" officeooo:rsid="0c7bbcea" style:font-weight-asian="normal" style:font-weight-complex="normal"/>
    </style:style>
    <style:style style:name="T132" style:family="text">
      <style:text-properties fo:font-weight="normal" officeooo:rsid="0f4ca285" style:font-weight-asian="normal" style:font-weight-complex="normal"/>
    </style:style>
    <style:style style:name="T133" style:family="text">
      <style:text-properties fo:font-weight="normal" officeooo:rsid="0f4dfd06" style:font-weight-asian="normal" style:font-weight-complex="normal"/>
    </style:style>
    <style:style style:name="T134" style:family="text">
      <style:text-properties fo:font-weight="normal" officeooo:rsid="0f4e39bc" style:font-weight-asian="normal" style:font-weight-complex="normal"/>
    </style:style>
    <style:style style:name="T135" style:family="text">
      <style:text-properties fo:font-weight="normal" officeooo:rsid="0f8340c4" style:font-weight-asian="normal" style:font-weight-complex="normal"/>
    </style:style>
    <style:style style:name="T136" style:family="text">
      <style:text-properties fo:font-weight="normal" officeooo:rsid="0f89a064" style:font-weight-asian="normal" style:font-weight-complex="normal"/>
    </style:style>
    <style:style style:name="T137" style:family="text">
      <style:text-properties fo:font-weight="normal" officeooo:rsid="0fc70dff" style:font-weight-asian="normal" style:font-weight-complex="normal"/>
    </style:style>
    <style:style style:name="T138" style:family="text">
      <style:text-properties fo:font-weight="normal" officeooo:rsid="0ff20b0d" style:font-weight-asian="normal" style:font-weight-complex="normal"/>
    </style:style>
    <style:style style:name="T139" style:family="text">
      <style:text-properties fo:font-weight="normal" officeooo:rsid="0ff479ea" style:font-weight-asian="normal" style:font-weight-complex="normal"/>
    </style:style>
    <style:style style:name="T140" style:family="text">
      <style:text-properties fo:font-weight="normal" officeooo:rsid="0ff65d74" style:font-weight-asian="normal" style:font-weight-complex="normal"/>
    </style:style>
    <style:style style:name="T141" style:family="text">
      <style:text-properties fo:font-weight="normal" officeooo:rsid="0ff971bd" style:font-weight-asian="normal" style:font-weight-complex="normal"/>
    </style:style>
    <style:style style:name="T142" style:family="text">
      <style:text-properties fo:font-weight="normal" officeooo:rsid="0ffa0876" style:font-weight-asian="normal" style:font-weight-complex="normal"/>
    </style:style>
    <style:style style:name="T143" style:family="text">
      <style:text-properties fo:font-weight="normal" officeooo:rsid="0ffac496" style:font-weight-asian="normal" style:font-weight-complex="normal"/>
    </style:style>
    <style:style style:name="T144" style:family="text">
      <style:text-properties fo:font-weight="normal" officeooo:rsid="070693ee" style:font-weight-asian="normal" style:font-weight-complex="normal"/>
    </style:style>
    <style:style style:name="T145" style:family="text">
      <style:text-properties fo:font-weight="normal" officeooo:rsid="1087afe8" style:font-weight-asian="normal" style:font-weight-complex="normal"/>
    </style:style>
    <style:style style:name="T146" style:family="text">
      <style:text-properties fo:font-weight="normal" officeooo:rsid="10908352" style:font-weight-asian="normal" style:font-weight-complex="normal"/>
    </style:style>
    <style:style style:name="T147" style:family="text">
      <style:text-properties fo:font-weight="normal" officeooo:rsid="1127180b" style:font-weight-asian="normal" style:font-weight-complex="normal"/>
    </style:style>
    <style:style style:name="T148" style:family="text">
      <style:text-properties fo:font-weight="normal" officeooo:rsid="1127ddf8" style:font-weight-asian="normal" style:font-weight-complex="normal"/>
    </style:style>
    <style:style style:name="T149" style:family="text">
      <style:text-properties fo:font-weight="normal" officeooo:rsid="1129fac5" style:font-weight-asian="normal" style:font-weight-complex="normal"/>
    </style:style>
    <style:style style:name="T150" style:family="text">
      <style:text-properties fo:font-weight="normal" officeooo:rsid="02f842e5" style:font-weight-asian="normal" style:font-weight-complex="normal"/>
    </style:style>
    <style:style style:name="T151" style:family="text">
      <style:text-properties fo:font-weight="normal" officeooo:rsid="0237dc93" style:font-weight-asian="normal" style:font-weight-complex="normal"/>
    </style:style>
    <style:style style:name="T152" style:family="text">
      <style:text-properties fo:font-weight="normal" officeooo:rsid="0acae6d2" style:font-weight-asian="normal" style:font-weight-complex="normal"/>
    </style:style>
    <style:style style:name="T153" style:family="text">
      <style:text-properties fo:font-weight="normal" officeooo:rsid="0d756b32" style:font-weight-asian="normal" style:font-weight-complex="normal"/>
    </style:style>
    <style:style style:name="T154" style:family="text">
      <style:text-properties fo:font-weight="normal" officeooo:rsid="02f68621" style:font-weight-asian="normal" style:font-weight-complex="normal"/>
    </style:style>
    <style:style style:name="T155" style:family="text">
      <style:text-properties fo:font-weight="normal" officeooo:rsid="025497f3" style:font-weight-asian="normal" style:font-weight-complex="normal"/>
    </style:style>
    <style:style style:name="T156" style:family="text">
      <style:text-properties fo:font-weight="normal" officeooo:rsid="0acc4aec" style:font-weight-asian="normal" style:font-weight-complex="normal"/>
    </style:style>
    <style:style style:name="T157" style:family="text">
      <style:text-properties fo:font-weight="normal" officeooo:rsid="0ace9381" style:font-weight-asian="normal" style:font-weight-complex="normal"/>
    </style:style>
    <style:style style:name="T158" style:family="text">
      <style:text-properties fo:font-weight="normal" officeooo:rsid="0acdd45c" style:font-weight-asian="normal" style:font-weight-complex="normal"/>
    </style:style>
    <style:style style:name="T159" style:family="text">
      <style:text-properties fo:font-weight="normal" officeooo:rsid="0acff9dd" style:font-weight-asian="normal" style:font-weight-complex="normal"/>
    </style:style>
    <style:style style:name="T160" style:family="text">
      <style:text-properties fo:font-weight="normal" officeooo:rsid="1160d1ea" style:font-weight-asian="normal" style:font-weight-complex="normal"/>
    </style:style>
    <style:style style:name="T161" style:family="text">
      <style:text-properties fo:font-weight="normal" officeooo:rsid="11676f64" style:font-weight-asian="normal" style:font-weight-complex="normal"/>
    </style:style>
    <style:style style:name="T162" style:family="text">
      <style:text-properties fo:font-weight="normal" officeooo:rsid="1168910a" style:font-weight-asian="normal" style:font-weight-complex="normal"/>
    </style:style>
    <style:style style:name="T163" style:family="text">
      <style:text-properties fo:font-weight="normal" officeooo:rsid="0ecc27a1" style:font-weight-asian="normal" style:font-weight-complex="normal"/>
    </style:style>
    <style:style style:name="T164" style:family="text">
      <style:text-properties fo:font-weight="normal" officeooo:rsid="10714aef" style:font-weight-asian="normal" style:font-weight-complex="normal"/>
    </style:style>
    <style:style style:name="T165" style:family="text">
      <style:text-properties fo:font-weight="normal" officeooo:rsid="10ed466a" style:font-weight-asian="normal" style:font-weight-complex="normal"/>
    </style:style>
    <style:style style:name="T166" style:family="text">
      <style:text-properties fo:font-weight="normal" officeooo:rsid="10ee2afd" style:font-weight-asian="normal" style:font-weight-complex="normal"/>
    </style:style>
    <style:style style:name="T167" style:family="text">
      <style:text-properties fo:font-weight="normal" officeooo:rsid="0ed2c892" style:font-weight-asian="normal" style:font-weight-complex="normal"/>
    </style:style>
    <style:style style:name="T168" style:family="text">
      <style:text-properties fo:font-weight="normal" officeooo:rsid="0ed7542d" style:font-weight-asian="normal" style:font-weight-complex="normal"/>
    </style:style>
    <style:style style:name="T169" style:family="text">
      <style:text-properties fo:font-weight="normal" officeooo:rsid="0ed7c409" style:font-weight-asian="normal" style:font-weight-complex="normal"/>
    </style:style>
    <style:style style:name="T170" style:family="text">
      <style:text-properties fo:font-weight="normal" officeooo:rsid="0eddd76e" style:font-weight-asian="normal" style:font-weight-complex="normal"/>
    </style:style>
    <style:style style:name="T171" style:family="text">
      <style:text-properties fo:font-weight="normal" officeooo:rsid="1179c035" style:font-weight-asian="normal" style:font-weight-complex="normal"/>
    </style:style>
    <style:style style:name="T172" style:family="text">
      <style:text-properties fo:font-weight="normal" officeooo:rsid="117bd33a" style:font-weight-asian="normal" style:font-weight-complex="normal"/>
    </style:style>
    <style:style style:name="T173" style:family="text">
      <style:text-properties fo:font-weight="normal" officeooo:rsid="117dc8bf" style:font-weight-asian="normal" style:font-weight-complex="normal"/>
    </style:style>
    <style:style style:name="T174" style:family="text">
      <style:text-properties fo:font-weight="normal" officeooo:rsid="117ff855" style:font-weight-asian="normal" style:font-weight-complex="normal"/>
    </style:style>
    <style:style style:name="T175" style:family="text">
      <style:text-properties fo:font-weight="normal" officeooo:rsid="118183bf" style:font-weight-asian="normal" style:font-weight-complex="normal"/>
    </style:style>
    <style:style style:name="T176" style:family="text">
      <style:text-properties fo:font-weight="normal" officeooo:rsid="118af9c5" style:font-weight-asian="normal" style:font-weight-complex="normal"/>
    </style:style>
    <style:style style:name="T177" style:family="text">
      <style:text-properties fo:font-weight="normal" officeooo:rsid="11996d37" style:font-weight-asian="normal" style:font-weight-complex="normal"/>
    </style:style>
    <style:style style:name="T178" style:family="text">
      <style:text-properties fo:font-weight="normal" officeooo:rsid="11a2ba0a" style:font-weight-asian="normal" style:font-weight-complex="normal"/>
    </style:style>
    <style:style style:name="T179" style:family="text">
      <style:text-properties fo:font-weight="normal" officeooo:rsid="11a2dae4" style:font-weight-asian="normal" style:font-weight-complex="normal"/>
    </style:style>
    <style:style style:name="T180" style:family="text">
      <style:text-properties fo:font-weight="normal" officeooo:rsid="11a8a5fd" style:font-weight-asian="normal" style:font-weight-complex="normal"/>
    </style:style>
    <style:style style:name="T181" style:family="text">
      <style:text-properties fo:font-weight="normal" officeooo:rsid="12094399" style:font-weight-asian="normal" style:font-weight-complex="normal"/>
    </style:style>
    <style:style style:name="T182" style:family="text">
      <style:text-properties fo:font-weight="normal" officeooo:rsid="120b6607" style:font-weight-asian="normal" style:font-weight-complex="normal"/>
    </style:style>
    <style:style style:name="T183" style:family="text">
      <style:text-properties fo:font-weight="normal" officeooo:rsid="122b251d" style:font-weight-asian="normal" style:font-weight-complex="normal"/>
    </style:style>
    <style:style style:name="T184" style:family="text">
      <style:text-properties fo:font-weight="normal" officeooo:rsid="0f040072" style:font-weight-asian="normal" style:font-weight-complex="normal"/>
    </style:style>
    <style:style style:name="T185" style:family="text">
      <style:text-properties fo:font-weight="normal" officeooo:rsid="1218d192" style:font-weight-asian="normal" style:font-weight-complex="normal"/>
    </style:style>
    <style:style style:name="T186" style:family="text">
      <style:text-properties fo:font-weight="normal" officeooo:rsid="0f198ee9" style:font-weight-asian="normal" style:font-weight-complex="normal"/>
    </style:style>
    <style:style style:name="T187" style:family="text">
      <style:text-properties fo:font-weight="normal" officeooo:rsid="1223b22c" style:font-weight-asian="normal" style:font-weight-complex="normal"/>
    </style:style>
    <style:style style:name="T188" style:family="text">
      <style:text-properties fo:font-weight="normal" officeooo:rsid="121a948c" style:font-weight-asian="normal" style:font-weight-complex="normal"/>
    </style:style>
    <style:style style:name="T189" style:family="text">
      <style:text-properties fo:font-weight="normal" officeooo:rsid="10c87cd2" style:font-weight-asian="normal" style:font-weight-complex="normal"/>
    </style:style>
    <style:style style:name="T190" style:family="text">
      <style:text-properties fo:font-weight="normal" officeooo:rsid="121c77c3" style:font-weight-asian="normal" style:font-weight-complex="normal"/>
    </style:style>
    <style:style style:name="T191" style:family="text">
      <style:text-properties fo:font-weight="normal" officeooo:rsid="103b41df" style:font-weight-asian="normal" style:font-weight-complex="normal"/>
    </style:style>
    <style:style style:name="T192" style:family="text">
      <style:text-properties fo:font-weight="normal" officeooo:rsid="121c97ff" style:font-weight-asian="normal" style:font-weight-complex="normal"/>
    </style:style>
    <style:style style:name="T193" style:family="text">
      <style:text-properties fo:font-weight="normal" officeooo:rsid="10492986" style:font-weight-asian="normal" style:font-weight-complex="normal"/>
    </style:style>
    <style:style style:name="T194" style:family="text">
      <style:text-properties fo:font-weight="normal" officeooo:rsid="11d74a93" style:font-weight-asian="normal" style:font-weight-complex="normal"/>
    </style:style>
    <style:style style:name="T195" style:family="text">
      <style:text-properties fo:font-weight="normal" officeooo:rsid="11d842ef" style:font-weight-asian="normal" style:font-weight-complex="normal"/>
    </style:style>
    <style:style style:name="T196" style:family="text">
      <style:text-properties fo:font-weight="normal" officeooo:rsid="10493ae8" style:font-weight-asian="normal" style:font-weight-complex="normal"/>
    </style:style>
    <style:style style:name="T197" style:family="text">
      <style:text-properties fo:font-weight="normal" officeooo:rsid="0f05660c" style:font-weight-asian="normal" style:font-weight-complex="normal"/>
    </style:style>
    <style:style style:name="T198" style:family="text">
      <style:text-properties fo:font-weight="normal" officeooo:rsid="1215c3de" style:font-weight-asian="normal" style:font-weight-complex="normal"/>
    </style:style>
    <style:style style:name="T199" style:family="text">
      <style:text-properties fo:font-weight="normal" officeooo:rsid="10c42ae6" style:font-weight-asian="normal" style:font-weight-complex="normal"/>
    </style:style>
    <style:style style:name="T200" style:family="text">
      <style:text-properties fo:font-weight="normal" officeooo:rsid="10c4c15f" style:font-weight-asian="normal" style:font-weight-complex="normal"/>
    </style:style>
    <style:style style:name="T201" style:family="text">
      <style:text-properties fo:font-weight="normal" officeooo:rsid="10c53ef3" style:font-weight-asian="normal" style:font-weight-complex="normal"/>
    </style:style>
    <style:style style:name="T202" style:family="text">
      <style:text-properties fo:font-weight="normal" officeooo:rsid="0fa3ab90" style:font-weight-asian="normal" style:font-weight-complex="normal"/>
    </style:style>
    <style:style style:name="T203" style:family="text">
      <style:text-properties fo:font-weight="normal" officeooo:rsid="0facd356" style:font-weight-asian="normal" style:font-weight-complex="normal"/>
    </style:style>
    <style:style style:name="T204" style:family="text">
      <style:text-properties fo:font-weight="normal" officeooo:rsid="10b1d9c0" style:font-weight-asian="normal" style:font-weight-complex="normal"/>
    </style:style>
    <style:style style:name="T205" style:family="text">
      <style:text-properties fo:font-weight="normal" officeooo:rsid="121f5067" style:font-weight-asian="normal" style:font-weight-complex="normal"/>
    </style:style>
    <style:style style:name="T206" style:family="text">
      <style:text-properties fo:font-weight="normal" officeooo:rsid="1055167b" style:font-weight-asian="normal" style:font-weight-complex="normal"/>
    </style:style>
    <style:style style:name="T207" style:family="text">
      <style:text-properties fo:font-weight="normal" officeooo:rsid="12221b84" style:font-weight-asian="normal" style:font-weight-complex="normal"/>
    </style:style>
    <style:style style:name="T208" style:family="text">
      <style:text-properties fo:font-weight="normal" officeooo:rsid="11010a48" style:font-weight-asian="normal" style:font-weight-complex="normal"/>
    </style:style>
    <style:style style:name="T209" style:family="text">
      <style:text-properties fo:font-weight="normal" officeooo:rsid="10cb4b01" style:font-weight-asian="normal" style:font-weight-complex="normal"/>
    </style:style>
    <style:style style:name="T210" style:family="text">
      <style:text-properties fo:font-weight="normal" officeooo:rsid="10d0d04c" style:font-weight-asian="normal" style:font-weight-complex="normal"/>
    </style:style>
    <style:style style:name="T211" style:family="text">
      <style:text-properties fo:font-weight="normal" officeooo:rsid="0b6a5b4c" style:font-weight-asian="normal" style:font-weight-complex="normal"/>
    </style:style>
    <style:style style:name="T212" style:family="text">
      <style:text-properties fo:font-weight="normal" officeooo:rsid="0f47d742" style:font-weight-asian="normal" style:font-weight-complex="normal"/>
    </style:style>
    <style:style style:name="T213" style:family="text">
      <style:text-properties fo:font-weight="normal" officeooo:rsid="0b7c9f43" style:font-weight-asian="normal" style:font-weight-complex="normal"/>
    </style:style>
    <style:style style:name="T214" style:family="text">
      <style:text-properties fo:font-weight="normal" officeooo:rsid="0ab0d59d" style:font-weight-asian="normal" style:font-weight-complex="normal"/>
    </style:style>
    <style:style style:name="T215" style:family="text">
      <style:text-properties fo:font-weight="normal" officeooo:rsid="0f8db59d" style:font-weight-asian="normal" style:font-weight-complex="normal"/>
    </style:style>
    <style:style style:name="T216" style:family="text">
      <style:text-properties fo:font-weight="normal" officeooo:rsid="0fef04b4" style:font-weight-asian="normal" style:font-weight-complex="normal"/>
    </style:style>
    <style:style style:name="T217" style:family="text">
      <style:text-properties fo:font-weight="normal" officeooo:rsid="085bc3a8" style:font-weight-asian="normal" style:font-weight-complex="normal"/>
    </style:style>
    <style:style style:name="T218" style:family="text">
      <style:text-properties fo:font-weight="normal" officeooo:rsid="0782aa9e" style:font-weight-asian="normal" style:font-weight-complex="normal"/>
    </style:style>
    <style:style style:name="T219" style:family="text">
      <style:text-properties fo:font-weight="normal" officeooo:rsid="08238c6e" style:font-weight-asian="normal" style:font-weight-complex="normal"/>
    </style:style>
    <style:style style:name="T220" style:family="text">
      <style:text-properties fo:font-weight="normal" officeooo:rsid="085da823" style:font-weight-asian="normal" style:font-weight-complex="normal"/>
    </style:style>
    <style:style style:name="T221" style:family="text">
      <style:text-properties fo:font-weight="normal" officeooo:rsid="10a680ef" style:font-weight-asian="normal" style:font-weight-complex="normal"/>
    </style:style>
    <style:style style:name="T222" style:family="text">
      <style:text-properties fo:font-weight="normal" officeooo:rsid="0ce7dee6" style:font-weight-asian="normal" style:font-weight-complex="normal"/>
    </style:style>
    <style:style style:name="T223" style:family="text">
      <style:text-properties fo:font-weight="normal" officeooo:rsid="11b33239" style:font-weight-asian="normal" style:font-weight-complex="normal"/>
    </style:style>
    <style:style style:name="T224" style:family="text">
      <style:text-properties fo:font-weight="normal" officeooo:rsid="10a174e4" style:font-weight-asian="normal" style:font-weight-complex="normal"/>
    </style:style>
    <style:style style:name="T225" style:family="text">
      <style:text-properties fo:font-weight="normal" officeooo:rsid="10ae7790" style:font-weight-asian="normal" style:font-weight-complex="normal"/>
    </style:style>
    <style:style style:name="T226" style:family="text">
      <style:text-properties fo:font-weight="normal" officeooo:rsid="10ab4ae2" style:font-weight-asian="normal" style:font-weight-complex="normal"/>
    </style:style>
    <style:style style:name="T227" style:family="text">
      <style:text-properties fo:font-weight="normal" officeooo:rsid="12968dc0" style:font-weight-asian="normal" style:font-weight-complex="normal"/>
    </style:style>
    <style:style style:name="T228" style:family="text">
      <style:text-properties fo:font-weight="normal" officeooo:rsid="12c1b8a2" style:font-weight-asian="normal" style:font-weight-complex="normal"/>
    </style:style>
    <style:style style:name="T229" style:family="text">
      <style:text-properties fo:font-weight="normal" officeooo:rsid="12c38d37" style:font-weight-asian="normal" style:font-weight-complex="normal"/>
    </style:style>
    <style:style style:name="T230" style:family="text">
      <style:text-properties fo:font-weight="normal" officeooo:rsid="12c6b24a" style:font-weight-asian="normal" style:font-weight-complex="normal"/>
    </style:style>
    <style:style style:name="T231" style:family="text">
      <style:text-properties fo:font-weight="normal" officeooo:rsid="12c80187" style:font-weight-asian="normal" style:font-weight-complex="normal"/>
    </style:style>
    <style:style style:name="T232" style:family="text">
      <style:text-properties fo:font-weight="normal" officeooo:rsid="12c9db88" style:font-weight-asian="normal" style:font-weight-complex="normal"/>
    </style:style>
    <style:style style:name="T233" style:family="text">
      <style:text-properties fo:font-weight="normal" officeooo:rsid="12cac4e6" style:font-weight-asian="normal" style:font-weight-complex="normal"/>
    </style:style>
    <style:style style:name="T234" style:family="text">
      <style:text-properties fo:font-weight="normal" officeooo:rsid="12f7d7fe" style:font-weight-asian="normal" style:font-weight-complex="normal"/>
    </style:style>
    <style:style style:name="T235" style:family="text">
      <style:text-properties fo:font-weight="normal" officeooo:rsid="12fffffa" style:font-weight-asian="normal" style:font-weight-complex="normal"/>
    </style:style>
    <style:style style:name="T236" style:family="text">
      <style:text-properties fo:font-weight="normal" officeooo:rsid="1300d068" style:font-weight-asian="normal" style:font-weight-complex="normal"/>
    </style:style>
    <style:style style:name="T237" style:family="text">
      <style:text-properties fo:font-weight="normal" officeooo:rsid="1315a706" style:font-weight-asian="normal" style:font-weight-complex="normal"/>
    </style:style>
    <style:style style:name="T238" style:family="text">
      <style:text-properties fo:font-weight="normal" officeooo:rsid="1316a7c8" style:font-weight-asian="normal" style:font-weight-complex="normal"/>
    </style:style>
    <style:style style:name="T239" style:family="text">
      <style:text-properties fo:font-weight="normal" officeooo:rsid="1323867e" style:font-weight-asian="normal" style:font-weight-complex="normal"/>
    </style:style>
    <style:style style:name="T240" style:family="text">
      <style:text-properties fo:font-weight="normal" officeooo:rsid="13244462" style:font-weight-asian="normal" style:font-weight-complex="normal"/>
    </style:style>
    <style:style style:name="T241" style:family="text">
      <style:text-properties fo:font-weight="normal" officeooo:rsid="132543af" style:font-weight-asian="normal" style:font-weight-complex="normal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officeooo:rsid="0b5a5c7f" style:font-style-asian="italic" style:font-style-complex="italic"/>
    </style:style>
    <style:style style:name="T244" style:family="text">
      <style:text-properties fo:font-style="italic" officeooo:rsid="0278b763" style:font-style-asian="italic" style:font-style-complex="italic"/>
    </style:style>
    <style:style style:name="T245" style:family="text">
      <style:text-properties fo:font-style="italic" officeooo:rsid="028b168c" style:font-style-asian="italic" style:font-style-complex="italic"/>
    </style:style>
    <style:style style:name="T246" style:family="text">
      <style:text-properties fo:font-style="italic" officeooo:rsid="0291b3ef" style:font-style-asian="italic" style:font-style-complex="italic"/>
    </style:style>
    <style:style style:name="T247" style:family="text">
      <style:text-properties fo:font-style="italic" officeooo:rsid="0dd83591" style:font-style-asian="italic" style:font-style-complex="italic"/>
    </style:style>
    <style:style style:name="T248" style:family="text">
      <style:text-properties fo:font-style="italic" officeooo:rsid="02f842e5" style:font-style-asian="italic" style:font-style-complex="italic"/>
    </style:style>
    <style:style style:name="T249" style:family="text">
      <style:text-properties fo:font-style="italic" officeooo:rsid="0c51d3fd" style:font-style-asian="italic" style:font-style-complex="italic"/>
    </style:style>
    <style:style style:name="T25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1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52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53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54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55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56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57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58" style:family="text">
      <style:text-properties fo:font-style="normal" style:font-style-asian="normal" style:font-style-complex="normal"/>
    </style:style>
    <style:style style:name="T259" style:family="text">
      <style:text-properties fo:font-style="normal" officeooo:rsid="027a31ad" style:font-style-asian="normal" style:font-style-complex="normal"/>
    </style:style>
    <style:style style:name="T260" style:family="text">
      <style:text-properties fo:font-style="normal" officeooo:rsid="027b4658" style:font-style-asian="normal" style:font-style-complex="normal"/>
    </style:style>
    <style:style style:name="T261" style:family="text">
      <style:text-properties fo:font-style="normal" officeooo:rsid="0291b3ef" style:font-style-asian="normal" style:font-style-complex="normal"/>
    </style:style>
    <style:style style:name="T262" style:family="text">
      <style:text-properties fo:font-style="normal" officeooo:rsid="06a0b570" style:font-style-asian="normal" style:font-style-complex="normal"/>
    </style:style>
    <style:style style:name="T263" style:family="text">
      <style:text-properties fo:font-style="normal" officeooo:rsid="06a0cdc4" style:font-style-asian="normal" style:font-style-complex="normal"/>
    </style:style>
    <style:style style:name="T264" style:family="text">
      <style:text-properties fo:font-style="normal" officeooo:rsid="06a10196" style:font-style-asian="normal" style:font-style-complex="normal"/>
    </style:style>
    <style:style style:name="T265" style:family="text">
      <style:text-properties fo:font-style="normal" officeooo:rsid="0dd83591" style:font-style-asian="normal" style:font-style-complex="normal"/>
    </style:style>
    <style:style style:name="T266" style:family="text">
      <style:text-properties fo:font-style="normal" officeooo:rsid="0760cff9" style:font-style-asian="normal" style:font-style-complex="normal"/>
    </style:style>
    <style:style style:name="T267" style:family="text">
      <style:text-properties fo:font-style="normal" officeooo:rsid="1160d1ea" style:font-style-asian="normal" style:font-style-complex="normal"/>
    </style:style>
    <style:style style:name="T268" style:family="text">
      <style:text-properties fo:font-style="normal" officeooo:rsid="11614087" style:font-style-asian="normal" style:font-style-complex="normal"/>
    </style:style>
    <style:style style:name="T269" style:family="text">
      <style:text-properties fo:font-style="normal" officeooo:rsid="0c85667e" style:font-style-asian="normal" style:font-style-complex="normal"/>
    </style:style>
    <style:style style:name="T270" style:family="text">
      <style:text-properties fo:font-style="normal" officeooo:rsid="12ab7841" style:font-style-asian="normal" style:font-style-complex="normal"/>
    </style:style>
    <style:style style:name="T2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318c467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335e672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3360ec9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58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0" style:family="text">
      <style:text-properties fo:font-size="9pt" fo:font-weight="normal" style:font-size-asian="9pt" style:font-weight-asian="normal" style:font-size-complex="9pt" style:font-weight-complex="normal"/>
    </style:style>
    <style:style style:name="T371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72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73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74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75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76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77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78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79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31a9194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31b9ec1" style:font-size-asian="9pt" style:font-weight-asian="normal" style:font-size-complex="9pt" style:font-weight-complex="normal"/>
    </style:style>
    <style:style style:name="T421" style:family="text">
      <style:text-properties fo:font-size="9pt" style:font-size-asian="9pt" style:font-size-complex="9pt"/>
    </style:style>
    <style:style style:name="T422" style:family="text">
      <style:text-properties fo:font-size="9pt" officeooo:rsid="0954d4dc" style:font-size-asian="9pt" style:font-size-complex="9pt"/>
    </style:style>
    <style:style style:name="T42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4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25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26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327a9dd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style:font-size-asian="9pt" style:font-style-asian="normal" style:font-size-complex="9pt" style:font-style-complex="normal"/>
    </style:style>
    <style:style style:name="T533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34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35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36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37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38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39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0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41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45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326e396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327d95e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132dd3c2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330f911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331b7d6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84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85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86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87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88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89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0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1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592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593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594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595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596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597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598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599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0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1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02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03" style:family="text">
      <style:text-properties fo:font-size="9pt" fo:font-style="italic" style:font-size-asian="9pt" style:font-style-asian="italic" style:font-size-complex="9pt" style:font-style-complex="italic"/>
    </style:style>
    <style:style style:name="T604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05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06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07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08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10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11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12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13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14" style:family="text">
      <style:text-properties officeooo:rsid="070693ee"/>
    </style:style>
    <style:style style:name="T6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6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17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18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19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20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21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22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23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24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25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1313d863" style:font-weight-asian="normal" style:font-weight-complex="normal"/>
    </style:style>
    <style:style style:name="T630" style:family="text">
      <style:text-properties style:text-underline-style="none" fo:font-weight="normal" style:font-weight-asian="normal" style:font-weight-complex="normal"/>
    </style:style>
    <style:style style:name="T631" style:family="text">
      <style:text-properties style:text-underline-style="none" fo:font-weight="normal" officeooo:rsid="0b9e39c7" style:font-weight-asian="normal" style:font-weight-complex="normal"/>
    </style:style>
    <style:style style:name="T632" style:family="text">
      <style:text-properties style:text-underline-style="none" fo:font-weight="normal" officeooo:rsid="0ba0030d" style:font-weight-asian="normal" style:font-weight-complex="normal"/>
    </style:style>
    <style:style style:name="T633" style:family="text">
      <style:text-properties style:text-underline-style="none" fo:font-weight="normal" officeooo:rsid="0ba3f5ac" style:font-weight-asian="normal" style:font-weight-complex="normal"/>
    </style:style>
    <style:style style:name="T634" style:family="text">
      <style:text-properties style:text-underline-style="none" fo:font-weight="normal" officeooo:rsid="0ba816f6" style:font-weight-asian="normal" style:font-weight-complex="normal"/>
    </style:style>
    <style:style style:name="T635" style:family="text">
      <style:text-properties style:text-underline-style="none" fo:font-weight="normal" officeooo:rsid="0ba82d9a" style:font-weight-asian="normal" style:font-weight-complex="normal"/>
    </style:style>
    <style:style style:name="T636" style:family="text">
      <style:text-properties style:text-underline-style="none" fo:font-weight="normal" officeooo:rsid="0bceaf70" style:font-weight-asian="normal" style:font-weight-complex="normal"/>
    </style:style>
    <style:style style:name="T637" style:family="text">
      <style:text-properties style:text-underline-style="none" fo:font-weight="normal" officeooo:rsid="0c0ce766" style:font-weight-asian="normal" style:font-weight-complex="normal"/>
    </style:style>
    <style:style style:name="T638" style:family="text">
      <style:text-properties style:text-underline-style="none" fo:font-weight="normal" officeooo:rsid="0c5378d7" style:font-weight-asian="normal" style:font-weight-complex="normal"/>
    </style:style>
    <style:style style:name="T639" style:family="text">
      <style:text-properties style:text-underline-style="none" fo:font-weight="normal" officeooo:rsid="0ca983be" style:font-weight-asian="normal" style:font-weight-complex="normal"/>
    </style:style>
    <style:style style:name="T640" style:family="text">
      <style:text-properties style:text-underline-style="none" fo:font-weight="normal" officeooo:rsid="0cbe8fa9" style:font-weight-asian="normal" style:font-weight-complex="normal"/>
    </style:style>
    <style:style style:name="T641" style:family="text">
      <style:text-properties style:text-underline-style="none" fo:font-weight="normal" officeooo:rsid="0d46892e" style:font-weight-asian="normal" style:font-weight-complex="normal"/>
    </style:style>
    <style:style style:name="T642" style:family="text">
      <style:text-properties style:text-underline-style="none" fo:font-weight="normal" officeooo:rsid="0d475d5a" style:font-weight-asian="normal" style:font-weight-complex="normal"/>
    </style:style>
    <style:style style:name="T643" style:family="text">
      <style:text-properties style:text-underline-style="none" fo:font-weight="normal" officeooo:rsid="0d823870" style:font-weight-asian="normal" style:font-weight-complex="normal"/>
    </style:style>
    <style:style style:name="T644" style:family="text">
      <style:text-properties style:text-underline-style="none" fo:font-weight="normal" officeooo:rsid="0ddf2617" style:font-weight-asian="normal" style:font-weight-complex="normal"/>
    </style:style>
    <style:style style:name="T645" style:family="text">
      <style:text-properties style:text-underline-style="none" fo:font-weight="normal" officeooo:rsid="0cf33a94" style:font-weight-asian="normal" style:font-weight-complex="normal"/>
    </style:style>
    <style:style style:name="T646" style:family="text">
      <style:text-properties style:text-underline-style="none" fo:font-weight="normal" officeooo:rsid="0d61f811" style:font-weight-asian="normal" style:font-weight-complex="normal"/>
    </style:style>
    <style:style style:name="T647" style:family="text">
      <style:text-properties style:text-underline-style="none" fo:font-weight="normal" officeooo:rsid="0d60c13f" style:font-weight-asian="normal" style:font-weight-complex="normal"/>
    </style:style>
    <style:style style:name="T648" style:family="text">
      <style:text-properties style:text-underline-style="none" fo:font-weight="normal" officeooo:rsid="0cf58151" style:font-weight-asian="normal" style:font-weight-complex="normal"/>
    </style:style>
    <style:style style:name="T649" style:family="text">
      <style:text-properties style:text-underline-style="none" fo:font-weight="normal" officeooo:rsid="0d62285b" style:font-weight-asian="normal" style:font-weight-complex="normal"/>
    </style:style>
    <style:style style:name="T650" style:family="text">
      <style:text-properties style:text-underline-style="none" fo:font-weight="normal" officeooo:rsid="0e1a8c14" style:font-weight-asian="normal" style:font-weight-complex="normal"/>
    </style:style>
    <style:style style:name="T651" style:family="text">
      <style:text-properties style:text-underline-style="none" fo:font-weight="normal" officeooo:rsid="0e750401" style:font-weight-asian="normal" style:font-weight-complex="normal"/>
    </style:style>
    <style:style style:name="T652" style:family="text">
      <style:text-properties style:text-underline-style="none" fo:font-weight="normal" officeooo:rsid="0e764c66" style:font-weight-asian="normal" style:font-weight-complex="normal"/>
    </style:style>
    <style:style style:name="T653" style:family="text">
      <style:text-properties style:text-underline-style="none" fo:font-weight="normal" officeooo:rsid="0f0fc0da" style:font-weight-asian="normal" style:font-weight-complex="normal"/>
    </style:style>
    <style:style style:name="T654" style:family="text">
      <style:text-properties style:text-underline-style="none" fo:font-weight="normal" officeooo:rsid="0f276515" style:font-weight-asian="normal" style:font-weight-complex="normal"/>
    </style:style>
    <style:style style:name="T655" style:family="text">
      <style:text-properties style:text-underline-style="none" fo:font-weight="normal" officeooo:rsid="0f65c3be" style:font-weight-asian="normal" style:font-weight-complex="normal"/>
    </style:style>
    <style:style style:name="T656" style:family="text">
      <style:text-properties style:text-underline-style="none" fo:font-weight="normal" officeooo:rsid="0f6deb91" style:font-weight-asian="normal" style:font-weight-complex="normal"/>
    </style:style>
    <style:style style:name="T657" style:family="text">
      <style:text-properties style:text-underline-style="none" fo:font-weight="normal" officeooo:rsid="0f6df1f4" style:font-weight-asian="normal" style:font-weight-complex="normal"/>
    </style:style>
    <style:style style:name="T658" style:family="text">
      <style:text-properties style:text-underline-style="none" fo:font-weight="normal" officeooo:rsid="0f714808" style:font-weight-asian="normal" style:font-weight-complex="normal"/>
    </style:style>
    <style:style style:name="T659" style:family="text">
      <style:text-properties style:text-underline-style="none" fo:font-weight="normal" officeooo:rsid="0f72f59c" style:font-weight-asian="normal" style:font-weight-complex="normal"/>
    </style:style>
    <style:style style:name="T660" style:family="text">
      <style:text-properties style:text-underline-style="none" fo:font-weight="normal" officeooo:rsid="10468c2a" style:font-weight-asian="normal" style:font-weight-complex="normal"/>
    </style:style>
    <style:style style:name="T661" style:family="text">
      <style:text-properties style:text-underline-style="none" fo:font-weight="normal" officeooo:rsid="10f1996b" style:font-weight-asian="normal" style:font-weight-complex="normal"/>
    </style:style>
    <style:style style:name="T662" style:family="text">
      <style:text-properties style:text-underline-style="none" fo:font-weight="normal" officeooo:rsid="10fb000c" style:font-weight-asian="normal" style:font-weight-complex="normal"/>
    </style:style>
    <style:style style:name="T663" style:family="text">
      <style:text-properties style:text-underline-style="none" fo:font-weight="normal" officeooo:rsid="0c9d29fa" style:font-weight-asian="normal" style:font-weight-complex="normal"/>
    </style:style>
    <style:style style:name="T664" style:family="text">
      <style:text-properties style:text-underline-style="none" fo:font-weight="normal" officeooo:rsid="12c80187" style:font-weight-asian="normal" style:font-weight-complex="normal"/>
    </style:style>
    <style:style style:name="T665" style:family="text">
      <style:text-properties style:text-underline-style="none" fo:font-weight="normal" officeooo:rsid="12c99d5f" style:font-weight-asian="normal" style:font-weight-complex="normal"/>
    </style:style>
    <style:style style:name="T666" style:family="text">
      <style:text-properties style:text-underline-style="none" fo:font-weight="normal" officeooo:rsid="12cc5c26" style:font-weight-asian="normal" style:font-weight-complex="normal"/>
    </style:style>
    <style:style style:name="T667" style:family="text">
      <style:text-properties style:text-underline-style="none" fo:font-weight="normal" officeooo:rsid="12ce8490" style:font-weight-asian="normal" style:font-weight-complex="normal"/>
    </style:style>
    <style:style style:name="T668" style:family="text">
      <style:text-properties style:text-underline-style="none" fo:font-weight="normal" officeooo:rsid="12cfc4e8" style:font-weight-asian="normal" style:font-weight-complex="normal"/>
    </style:style>
    <style:style style:name="T669" style:family="text">
      <style:text-properties style:text-underline-style="none" fo:font-weight="normal" officeooo:rsid="12d3a9c1" style:font-weight-asian="normal" style:font-weight-complex="normal"/>
    </style:style>
    <style:style style:name="T670" style:family="text">
      <style:text-properties style:text-underline-style="none" fo:font-weight="normal" officeooo:rsid="12f0d935" style:font-weight-asian="normal" style:font-weight-complex="normal"/>
    </style:style>
    <style:style style:name="T671" style:family="text">
      <style:text-properties style:text-underline-style="none" fo:font-weight="normal" officeooo:rsid="12f23ace" style:font-weight-asian="normal" style:font-weight-complex="normal"/>
    </style:style>
    <style:style style:name="T672" style:family="text">
      <style:text-properties style:text-underline-style="none" fo:font-weight="normal" officeooo:rsid="12f271a0" style:font-weight-asian="normal" style:font-weight-complex="normal"/>
    </style:style>
    <style:style style:name="T673" style:family="text">
      <style:text-properties style:text-underline-style="none" fo:font-weight="normal" officeooo:rsid="12f3742d" style:font-weight-asian="normal" style:font-weight-complex="normal"/>
    </style:style>
    <style:style style:name="T674" style:family="text">
      <style:text-properties style:text-underline-style="none" fo:font-weight="normal" officeooo:rsid="12fc34c0" style:font-weight-asian="normal" style:font-weight-complex="normal"/>
    </style:style>
    <style:style style:name="T675" style:family="text">
      <style:text-properties style:text-underline-style="none" fo:font-weight="normal" officeooo:rsid="12fdbc13" style:font-weight-asian="normal" style:font-weight-complex="normal"/>
    </style:style>
    <style:style style:name="T676" style:family="text">
      <style:text-properties style:text-underline-style="none" fo:font-weight="normal" officeooo:rsid="12ff0a75" style:font-weight-asian="normal" style:font-weight-complex="normal"/>
    </style:style>
    <style:style style:name="T677" style:family="text">
      <style:text-properties style:text-underline-style="none" fo:font-weight="normal" officeooo:rsid="1321ab7b" style:font-weight-asian="normal" style:font-weight-complex="normal"/>
    </style:style>
    <style:style style:name="T678" style:family="text">
      <style:text-properties style:text-underline-style="none" officeooo:rsid="0eec44b2"/>
    </style:style>
    <style:style style:name="T679" style:family="text">
      <style:text-properties style:text-underline-style="none" officeooo:rsid="077070cb"/>
    </style:style>
    <style:style style:name="T680" style:family="text">
      <style:text-properties style:text-underline-style="none" fo:font-weight="bold" style:font-weight-asian="bold" style:font-weight-complex="bold"/>
    </style:style>
    <style:style style:name="T681" style:family="text">
      <style:text-properties officeooo:rsid="077070cb"/>
    </style:style>
    <style:style style:name="T682" style:family="text">
      <style:text-properties officeooo:rsid="0be9f343"/>
    </style:style>
    <style:style style:name="T683" style:family="text">
      <style:text-properties officeooo:rsid="0ca84e65"/>
    </style:style>
    <style:style style:name="T684" style:family="text">
      <style:text-properties officeooo:rsid="0dd83591"/>
    </style:style>
    <style:style style:name="T685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86" style:family="text">
      <style:text-properties officeooo:rsid="0eec44b2"/>
    </style:style>
    <style:style style:name="T687" style:family="text">
      <style:text-properties officeooo:rsid="0ff20b0d"/>
    </style:style>
    <style:style style:name="T688" style:family="text">
      <style:text-properties officeooo:rsid="1102b06b"/>
    </style:style>
    <style:style style:name="T689" style:family="text">
      <style:text-properties officeooo:rsid="0c4f07c7"/>
    </style:style>
    <style:style style:name="T690" style:family="text">
      <style:text-properties officeooo:rsid="02f842e5"/>
    </style:style>
    <style:style style:name="T691" style:family="text">
      <style:text-properties officeooo:rsid="0ecc27a1"/>
    </style:style>
    <style:style style:name="T692" style:family="text">
      <style:text-properties officeooo:rsid="117f8889"/>
    </style:style>
    <style:style style:name="T693" style:family="text">
      <style:text-properties officeooo:rsid="120d4529"/>
    </style:style>
    <style:style style:name="T694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95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96" style:family="text">
      <style:text-properties style:font-name="DejaVu Sans" fo:font-weight="bold" officeooo:rsid="06d76c3a" style:font-weight-asian="bold" style:font-weight-complex="bold"/>
    </style:style>
    <style:style style:name="T697" style:family="text">
      <style:text-properties style:font-name="DejaVu Sans" fo:font-weight="bold" officeooo:rsid="0732101a" style:font-weight-asian="bold" style:font-weight-complex="bold"/>
    </style:style>
    <style:style style:name="T698" style:family="text">
      <style:text-properties style:font-name="DejaVu Sans" fo:font-weight="normal" officeooo:rsid="06d76c3a" style:font-weight-asian="normal" style:font-weight-complex="normal"/>
    </style:style>
    <style:style style:name="T699" style:family="text">
      <style:text-properties style:font-name="DejaVu Sans" fo:font-weight="normal" officeooo:rsid="11cdb626" style:font-weight-asian="normal" style:font-weight-complex="normal"/>
    </style:style>
    <style:style style:name="T700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01" style:family="text">
      <style:text-properties officeooo:rsid="12944148"/>
    </style:style>
    <style:style style:name="T702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Defined and refined</text:span><text:span text:style-name="T9"> ► </text:span><text:span text:style-name="T184">These rules define </text:span><text:span text:style-name="T185">some</text:span><text:span text:style-name="T184"> concepts; then name, </text:span><text:span text:style-name="T186">define, and use </text:span><text:span text:style-name="T187">different </text:span><text:span text:style-name="T188">types</text:span><text:span text:style-name="T184"> of the</text:span><text:span text:style-name="T189">m.</text:span><text:span text:style-name="T184"> </text:span><text:span text:style-name="T190">Types </text:span><text:span text:style-name="T191">with different names </text:span><text:span text:style-name="T192">are</text:span><text:span text:style-name="T191"> different:</text:span><text:span text:style-name="T193"> “</text:span><text:span text:style-name="T194">salty</text:span><text:span text:style-name="T193"> moves” </text:span><text:span text:style-name="T195">aren’t “story moves”</text:span><text:span text:style-name="T193">, </text:span><text:span text:style-name="T196">but they’re both “moves”</text:span><text:span text:style-name="T191">.</text:span><text:span text:style-name="T184"> </text:span><text:span text:style-name="T197">No need to memorize, but try not to confuse </text:span><text:span text:style-name="T191">similar names.</text:span></text:p>
      <text:p text:style-name="P2"/>
      <text:p text:style-name="P20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198">R</text:span><text:span text:style-name="T199">efers</text:span><text:span text:style-name="T5">⌝</text:span><text:span text:style-name="T199"> to a </text:span><text:span text:style-name="T200">text </text:span><text:span text:style-name="T199">block with (nearly) th</text:span><text:span text:style-name="T238">at</text:span><text:span text:style-name="T199"> </text:span><text:span text:style-name="T201">heading</text:span><text:span text:style-name="T202">. </text:span><text:span text:style-name="T629">E</text:span><text:span text:style-name="T623">mphasis</text:span><text:span text:style-name="T203">. </text:span><text:span text:style-name="T204">Math </text:span><text:span text:style-name="T237">and quantities </text:span><text:span text:style-name="T205">in ⌊ ⌋</text:span><text:span text:style-name="T206">: g</text:span><text:span text:style-name="T207">et</text:span><text:span text:style-name="T206"> ⌊</text:span><text:span text:style-name="T208">5</text:span><text:span text:style-name="T209"> </text:span><text:bookmark text:name="gen-h1-1-00000001"/><text:span text:style-name="T209">× </text:span><text:span text:style-name="T210">(</text:span><text:span text:style-name="T209">bushes ÷ </text:span><text:span text:style-name="T210">bears)</text:span><text:span text:style-name="T206">⌋ berries.</text:span></text:p>
      <text:p text:style-name="P44"/>
      <text:p text:style-name="Standard"><text:span text:style-name="T680">Moves</text:span><text:span text:style-name="T2"> ►</text:span><text:span text:style-name="T20"> </text:span><text:span text:style-name="T211">A move is </text:span><text:span text:style-name="T212">an</text:span><text:span text:style-name="T213"> action</text:span><text:span text:style-name="T214"> you </text:span><text:span text:style-name="T215">can </text:span><text:span text:style-name="T213">take </text:span><text:span text:style-name="T216">as </text:span><text:span text:style-name="T663">either a </text:span><text:span text:style-name="T624">player</text:span><text:span text:style-name="T663"> or a </text:span><text:span text:style-name="T624">character</text:span><text:span text:style-name="T358"> </text:span><text:span text:style-name="T359">while</text:span><text:span text:style-name="T358"> playing this game. </text:span><text:span text:style-name="T360">A move’s </text:span><text:span text:style-name="T361">text describes </text:span><text:span text:style-name="T362">how the move works.</text:span><text:span text:style-name="T361"> </text:span><text:span text:style-name="T363">Usually a move has an in-game effect; sometimes it has activation conditions or costs.</text:span></text:p>
      <text:p text:style-name="P22"/>
      <text:p text:style-name="P21"><text:span text:style-name="T364">Meta moves, like this one, </text:span><text:span text:style-name="T365">define </text:span><text:span text:style-name="T366">or explain </text:span><text:span text:style-name="T367">stuff</text:span><text:span text:style-name="T364">. </text:span><text:span text:style-name="T368">You </text:span><text:span text:style-name="T257">⌞</text:span><text:span text:style-name="T256">make a move</text:span><text:span text:style-name="T257">⌝</text:span><text:span text:style-name="T368"> </text:span><text:span text:style-name="T369">like this one </text:span><text:span text:style-name="T368">just by reading it.</text:span></text:p>
      <text:p text:style-name="P45"/>
      <text:p text:style-name="P23"><text:span text:style-name="T678">Aptitudes</text:span><text:span text:style-name="T686"> ►</text:span><text:span text:style-name="T24"> </text:span><text:span text:style-name="T83">An aptitude </text:span><text:span text:style-name="T120">is a score </text:span><text:span text:style-name="T60">represent</text:span><text:span text:style-name="T120">ing</text:span><text:span text:style-name="T60"> </text:span><text:span text:style-name="T117">a</text:span><text:span text:style-name="T119">f</text:span><text:span text:style-name="T117">finity</text:span><text:span text:style-name="T101"> or </text:span><text:span text:style-name="T61">proficiency </text:span><text:span text:style-name="T81">at some challenging </text:span><text:span text:style-name="T82">activity. ⌞</text:span><text:span text:style-name="T653">Moves⌝ </text:span><text:span text:style-name="T660">are verbs that </text:span><text:span text:style-name="T653">say what you </text:span><text:span text:style-name="T617">can do</text:span><text:span text:style-name="T653">; aptitudes </text:span><text:span text:style-name="T660">are nouns that </text:span><text:span text:style-name="T654">track </text:span><text:span text:style-name="T653">what you’re </text:span><text:span text:style-name="T617">good at</text:span><text:span text:style-name="T653">. </text:span><text:span text:style-name="T655">Don’t confuse them.</text:span></text:p>
      <text:p text:style-name="P46"/>
      <text:p text:style-name="P49"><text:span text:style-name="T679">Resources</text:span><text:span text:style-name="T681"> ►</text:span><text:span text:style-name="T22"> </text:span><text:span text:style-name="T42">A r</text:span><text:span text:style-name="T22">esource </text:span><text:span text:style-name="T42">is </text:span><text:span text:style-name="T22">some asset or </text:span><text:span text:style-name="T43">quality</text:span><text:span text:style-name="T22"> </text:span><text:span text:style-name="T135">you have</text:span><text:span text:style-name="T118"> </text:span><text:span text:style-name="T135">in this game</text:span><text:span text:style-name="T22">. </text:span><text:span text:style-name="T36">S</text:span><text:span text:style-name="T34">ome </text:span><text:span text:style-name="T58">resources </text:span><text:span text:style-name="T35">are just </text:span><text:span text:style-name="T37">notes </text:span><text:span text:style-name="T38">you keep</text:span><text:span text:style-name="T34">, </text:span><text:span text:style-name="T36">but </text:span><text:span text:style-name="T80">many </text:span><text:span text:style-name="T33">are tracked with points </text:span><text:span text:style-name="T136">that go up and down during play. </text:span><text:span text:style-name="T137">Some combine both.</text:span></text:p>
      <text:p text:style-name="P76"/>
      <text:p text:style-name="P25"><text:span text:style-name="T242">Make a move</text:span> ► <text:span text:style-name="T39">You “</text:span><text:span text:style-name="T40">make”</text:span><text:span text:style-name="T39"> a ⌞move⌝ </text:span><text:span text:style-name="T88">by </text:span><text:span text:style-name="T618">doing</text:span><text:span text:style-name="T619"> something described </text:span><text:span text:style-name="T620">in</text:span><text:span text:style-name="T619"> a move</text:span><text:span text:style-name="T631">. </text:span><text:span text:style-name="T639">You may be </text:span><text:span text:style-name="T621">required</text:span><text:span text:style-name="T639"> to make a move by its </text:span><text:span text:style-name="T656">description</text:span><text:span text:style-name="T639"> </text:span><text:span text:style-name="T643">or </text:span><text:span text:style-name="T657">by </text:span><text:span text:style-name="T643">some other move</text:span><text:span text:style-name="T639">. </text:span><text:span text:style-name="T632">If there’s no move that </text:span><text:span text:style-name="T661">kinda </text:span><text:span text:style-name="T632">describes what you’re doing, </text:span><text:span text:style-name="T633">or there is but you </text:span><text:span text:style-name="T650">don’t have</text:span><text:span text:style-name="T633"> it</text:span><text:span text:style-name="T632">, you can’t do that thing.</text:span></text:p>
      <text:p text:style-name="P40"/>
      <text:p text:style-name="P26"><text:span text:style-name="T634">I</text:span><text:span text:style-name="T633">f </text:span><text:span text:style-name="T662">a </text:span><text:span text:style-name="T633">move’s description says that some conditions </text:span><text:span text:style-name="T658">apply</text:span><text:span text:style-name="T633">, </text:span><text:span text:style-name="T634">but those conditions aren’t </text:span><text:span text:style-name="T659">met</text:span><text:span text:style-name="T634"> (and you can’t </text:span><text:span text:style-name="T659">meet them</text:span><text:span text:style-name="T634">)</text:span><text:span text:style-name="T633">, you can’t make the move. </text:span><text:span text:style-name="T635">Same if it says there’s a cost that you can’t or won’t </text:span><text:span text:style-name="T636">pay</text:span><text:span text:style-name="T635">.</text:span></text:p>
      <text:p text:style-name="P41"/>
      <text:p text:style-name="P27"><text:span text:style-name="T688">Move chains</text:span> ► <text:span text:style-name="T20">Sometimes a ⌞move⌝ </text:span><text:span text:style-name="T41">(parent)</text:span><text:span text:style-name="T20"> says that it applies when you’re making a different move </text:span><text:span text:style-name="T41">(child)</text:span><text:span text:style-name="T20"> </text:span><text:span text:style-name="T308">or that you should make another move (child) as a </text:span><text:span text:style-name="T310">part</text:span><text:span text:style-name="T308"> of </text:span><text:span text:style-name="T311">the parent</text:span><text:span text:style-name="T308">. Unless otherwise stated, you’re </text:span><text:span text:style-name="T312">making both moves: </text:span><text:span text:style-name="T308">first parent, then child. </text:span><text:span text:style-name="T314">Everything</text:span><text:span text:style-name="T308"> </text:span><text:span text:style-name="T313">related to the </text:span><text:span text:style-name="T308">child appl</text:span><text:span text:style-name="T315">ies</text:span><text:span text:style-name="T308"> </text:span><text:span text:style-name="T309">normally</text:span><text:span text:style-name="T308">, unless the parent move says </text:span><text:span text:style-name="T316">otherwis</text:span><text:span text:style-name="T352">e.</text:span></text:p>
      <text:h text:style-name="P100" text:outline-level="2"><text:span text:style-name="T604">Respect our limits</text:span><text:span text:style-name="T483"> ► This game </text:span><text:span text:style-name="T484">is </text:span><text:span text:style-name="T485">for everyone at the table</text:span><text:span text:style-name="T483">. If somebody </text:span><text:span text:style-name="T481">needs to </text:span><text:span text:style-name="T601">⌞</text:span><text:span text:style-name="T600">state a limit</text:span><text:span text:style-name="T608">⌝</text:span><text:span text:style-name="T483">, immediately cut away or fade to black from whatever is upsetting them. Talk as a table about how to continue the story while </text:span><text:span text:style-name="T486">embracing</text:span><text:span text:style-name="T483"> the limit.</text:span></text:h>
      <text:h text:style-name="P103" text:outline-level="2"/>
      <text:list xml:id="list665290656" text:style-name="L1">
        <text:list-header>
          <text:h text:style-name="P110" text:outline-level="2"><text:span text:style-name="T242">State a limit</text:span><text:span text:style-name="T258"> ► </text:span><text:span text:style-name="T271">This is a game to have fun. If some theme, activity, or imagery of the story is ruining your fun, speak up. </text:span><text:span text:style-name="T272">You don’t have to explain why, you only have to </text:span><text:span text:style-name="T273">indicate </text:span><text:span text:style-name="T272">what.</text:span></text:h>
          <text:h text:style-name="P104" text:outline-level="2"/>
        </text:list-header>
      </text:list>
      <text:h text:style-name="P111" text:outline-level="2"><text:span text:style-name="T242">Think </text:span><text:span text:style-name="T243">for the camera</text:span><text:span text:style-name="T258"> ► </text:span><text:span text:style-name="T271">This game works better when </text:span><text:span text:style-name="T305">we</text:span><text:span text:style-name="T271"> think like </text:span><text:span text:style-name="T307">we’re</text:span><text:span text:style-name="T300"> </text:span><text:span text:style-name="T271">directing a </text:span><text:span text:style-name="T340">TV</text:span><text:span text:style-name="T281"> series more</text:span><text:span text:style-name="T271"> than writing a novel. Focus on what </text:span><text:span text:style-name="T305">we</text:span><text:span text:style-name="T300"> </text:span><text:span text:style-name="T271">can perceive with </text:span><text:span text:style-name="T301">ou</text:span><text:span text:style-name="T302">r</text:span><text:span text:style-name="T301"> </text:span><text:span text:style-name="T271">senses </text:span><text:span text:style-name="T279">here in the moment.</text:span></text:h>
      <text:h text:style-name="P105" text:outline-level="2"/>
      <text:h text:style-name="P112" text:outline-level="2"><text:span text:style-name="T250">Invent fiction</text:span><text:span text:style-name="T271"> ► </text:span><text:span text:style-name="T282">This game shines when you s</text:span><text:span text:style-name="T271">peak up </text:span><text:span text:style-name="T282">to </text:span><text:span text:style-name="T290">refine, </text:span><text:span text:style-name="T297">improve,</text:span><text:span text:style-name="T289"> or </text:span><text:span text:style-name="T296">augment</text:span><text:span text:style-name="T289"> </text:span><text:span text:style-name="T291">the </text:span><text:span text:style-name="T294">scenario</text:span><text:span text:style-name="T271">. </text:span><text:span text:style-name="T292">It needs to make sense, and t</text:span><text:span text:style-name="T288">he </text:span><text:span text:style-name="T298">GM</text:span><text:span text:style-name="T288"> has final veto, but the </text:span><text:span text:style-name="T293">only firm rule</text:span><text:span text:style-name="T288"> is: </text:span><text:span text:style-name="T274">don’t contradict anything already established. </text:span><text:span text:style-name="T259">Use this to set up </text:span><text:span text:style-name="T264">a</text:span><text:span text:style-name="T259"> move </text:span><text:span text:style-name="T357">or</text:span><text:span text:style-name="T259"> </text:span><text:span text:style-name="T260">just </text:span><text:span text:style-name="T263">to </text:span><text:span text:style-name="T259">make </text:span><text:span text:style-name="T262">shit</text:span><text:span text:style-name="T259"> cooler.</text:span></text:h>
      <text:h text:style-name="P106" text:outline-level="2"/>
      <text:h text:style-name="P115" text:outline-level="2"><text:span text:style-name="T275">Ex.</text:span><text:span text:style-name="T21"> </text:span><text:span text:style-name="T320">T</text:span><text:span text:style-name="T321">he</text:span><text:span text:style-name="T322">y’re </text:span><text:span text:style-name="T321">wearing </text:span><text:span text:style-name="T323">my</text:span><text:span text:style-name="T321"> favorite </text:span><text:span text:style-name="T324">designer. </text:span><text:span text:style-name="T325">My</text:span><text:span text:style-name="T326"> </text:span><text:span text:style-name="T327">fur</text:span><text:span text:style-name="T326"> is </text:span><text:span text:style-name="T328">saturated violet</text:span><text:span text:style-name="T329">. </text:span><text:span text:style-name="T330">Lucky </text:span><text:span text:style-name="T331">I’ve always got my boot knife.</text:span><text:span text:style-name="T324"> </text:span><text:span text:style-name="T275">Maybe the </text:span><text:span text:style-name="T332">roof</text:span><text:span text:style-name="T275"> collapsed in one corner. </text:span><text:span text:style-name="T320">It’s a huge gun, </text:span><text:span text:style-name="T333">just</text:span><text:span text:style-name="T320"> a fucking giant revolver with shells like Vienna sausages</text:span><text:span text:style-name="T334">.</text:span><text:span text:style-name="T320"> </text:span><text:span text:style-name="T335">Surely there’s </text:span><text:span text:style-name="T336">a forklift in this warehouse.</text:span></text:h>
      <text:h text:style-name="P107" text:outline-level="2"/>
      <text:h text:style-name="P113" text:outline-level="2"><text:span text:style-name="T244">B</text:span><text:span text:style-name="T242">e curious, not cautious</text:span><text:span text:style-name="T258"> ►</text:span><text:span text:style-name="T271"> </text:span><text:span text:style-name="T284">This</text:span><text:span text:style-name="T271"> game is more fun when </text:span><text:span text:style-name="T306">we</text:span><text:span text:style-name="T271"> play to find out what happens </text:span><text:span text:style-name="T276">than when </text:span><text:span text:style-name="T306">we</text:span><text:span text:style-name="T303"> </text:span><text:span text:style-name="T276">play to keep our character</text:span><text:span text:style-name="T317">s</text:span><text:span text:style-name="T276"> </text:span><text:span text:style-name="T304">content</text:span><text:span text:style-name="T276">. </text:span><text:span text:style-name="T277">Stories about people who never </text:span><text:span text:style-name="T286">take risks, never </text:span><text:span text:style-name="T277">get hurt, who never fail </text:span><text:span text:style-name="T278">leave </text:span><text:span text:style-name="T277">fewer memories than stories about </text:span><text:span text:style-name="T278">a hot fucking mess</text:span><text:span text:style-name="T280">.</text:span></text:h>
      <text:h text:style-name="P108" text:outline-level="2"/>
      <text:h text:style-name="P114" text:outline-level="2"><text:span text:style-name="T245">D</text:span><text:span text:style-name="T246">on’t sweat the meta</text:span><text:span text:style-name="T261"> ► </text:span><text:span text:style-name="T283">In this game, i</text:span><text:span text:style-name="T285">t’s okay for you to know things </text:span><text:span text:style-name="T287">that</text:span><text:span text:style-name="T285"> you don’t know, and to act on that knowledge when it would make </text:span><text:span text:style-name="T295">shit</text:span><text:span text:style-name="T285"> cooler. </text:span><text:span text:style-name="T299">Likewise, don’t </text:span><text:span text:style-name="T338">keep</text:span><text:span text:style-name="T337"> secrets </text:span><text:span text:style-name="T339">out-of-character</text:span><text:span text:style-name="T299">. Be </text:span><text:span text:style-name="T337">open </text:span><text:span text:style-name="T299">so that </text:span><text:span text:style-name="T350">folks </text:span><text:span text:style-name="T351">can </text:span><text:span text:style-name="T350">appreciate</text:span><text:span text:style-name="T299"> </text:span><text:span text:style-name="T349">the badass </text:span><text:span text:style-name="T354">shit you’re hiding in-character.</text:span></text:h>
      <text:h text:style-name="P109" text:outline-level="2"/>
      <text:h text:style-name="P101" text:outline-level="2"><text:span text:style-name="T605">Dispute</text:span><text:span text:style-name="T603"> fiction</text:span><text:span text:style-name="T532"> </text:span><text:span text:style-name="T423">► Sometimes the </text:span><text:span text:style-name="T429">GM</text:span><text:span text:style-name="T423"> will say something they think is cool, </text:span><text:span text:style-name="T501">but </text:span><text:span text:style-name="T502">that would make you turn off a show you were watching</text:span><text:span text:style-name="T423">. </text:span><text:span text:style-name="T425">You’</text:span><text:span text:style-name="T426">re</text:span><text:span text:style-name="T425"> </text:span><text:span text:style-name="T427">trying</text:span><text:span text:style-name="T425"> to </text:span><text:span text:style-name="T599">⌞be curious, not cautious⌝</text:span><text:span text:style-name="T425"> but whatever the </text:span><text:span text:style-name="T429">GM</text:span><text:span text:style-name="T425"> said just seems to </text:span><text:span text:style-name="T503">ruin </text:span><text:span text:style-name="T425">the whole damn </text:span><text:span text:style-name="T519">thing</text:span><text:span text:style-name="T425"> for you. Speak up and negotiate </text:span><text:span text:style-name="T428">an</text:span><text:span text:style-name="T425"> alternative. </text:span><text:span text:style-name="T504">This is your story too.</text:span></text:h>
      <text:p text:style-name="P24"><text:span text:style-name="T421">Labeled </text:span><text:span text:style-name="T422">items</text:span><text:span text:style-name="T421"> ►</text:span><text:span text:style-name="T370"> </text:span><text:span text:style-name="T408">Items that are grouped together in a section </text:span><text:span text:style-name="T410">might</text:span><text:span text:style-name="T408"> be referred to from inside a </text:span><text:span text:style-name="T384">⌞move⌝ </text:span><text:span text:style-name="T409">by just the section name</text:span><text:span text:style-name="T408">. This means any or all the items </text:span><text:span text:style-name="T411">from</text:span><text:span text:style-name="T408"> that section </text:span><text:span text:style-name="T412">and its subsections.</text:span></text:p>
      <text:p text:style-name="P7"/>
      <text:p text:style-name="P28">Bought and free items ► <text:span text:style-name="T20">Some items have a ○ or △; you buy these to select or improve your moves, aptitudes, and resources.</text:span></text:p>
      <text:p text:style-name="P8"/>
      <text:p text:style-name="P28"><text:span text:style-name="T406">Once bought, they mean the same. </text:span><text:span text:style-name="T407">T</text:span><text:span text:style-name="T402">he difference is that you buy </text:span><text:span text:style-name="T373">○ </text:span><text:span text:style-name="T402">at </text:span><text:span text:style-name="T612">creation</text:span><text:span text:style-name="T402"> or with </text:span><text:span text:style-name="T612">XP</text:span><text:span text:style-name="T402">; </text:span><text:span text:style-name="T403">b</text:span><text:span text:style-name="T493">ut you </text:span><text:span text:style-name="T562">cannot buy </text:span><text:span text:style-name="T563">△</text:span><text:span text:style-name="T562"> directly</text:span><text:span text:style-name="T493">, </text:span><text:span text:style-name="T494">only when a ⌞move⌝ or the GM says so.</text:span></text:p>
      <text:p text:style-name="P9"/>
      <text:p text:style-name="P29"><text:span text:style-name="T390">When you buy a </text:span><text:span text:style-name="T373">○ </text:span><text:span text:style-name="T404">or get a </text:span><text:span text:style-name="T424">△</text:span><text:span text:style-name="T373">, </text:span><text:span text:style-name="T390">fill it </text:span><text:span text:style-name="T391">in </text:span><text:span text:style-name="T401">solid</text:span><text:span text:style-name="T374">. </text:span><text:span text:style-name="T405">This is </text:span><text:span text:style-name="T611">typically</text:span><text:span text:style-name="T405"> permanent. </text:span><text:span text:style-name="T379">Items with </text:span><text:span text:style-name="T373">● </text:span><text:span text:style-name="T379">are </text:span><text:span text:style-name="T380">“</text:span><text:span text:style-name="T401">pre-bought”.</text:span></text:p>
      <text:p text:style-name="P30"/>
      <text:p text:style-name="P31"><text:span text:style-name="T382">I</text:span><text:span text:style-name="T377">tems</text:span><text:span text:style-name="T374"> </text:span><text:span text:style-name="T383">with neither</text:span><text:span text:style-name="T374"> </text:span><text:span text:style-name="T424">△, </text:span><text:span text:style-name="T373">○, </text:span><text:span text:style-name="T385">nor</text:span><text:span text:style-name="T381"> </text:span><text:span text:style-name="T373">● </text:span><text:span text:style-name="T374">are </text:span><text:span text:style-name="T378">automatically </text:span><text:span text:style-name="T387">in play</text:span><text:span text:style-name="T374"> if your playbook contains them.</text:span></text:p>
      <text:p text:style-name="P10"/>
      <text:p text:style-name="P48"><text:span text:style-name="T696">Aptitude Rating </text:span><text:span text:style-name="T697">►</text:span><text:span text:style-name="T696"> </text:span><text:span text:style-name="T698">When you get an ⌞aptitude⌝, it starts at +0. Each </text:span><text:span text:style-name="T700">additional</text:span><text:span text:style-name="T698"> ○ you buy gives you another +1 to your modifier. If you </text:span><text:span text:style-name="T699">don’t have</text:span><text:span text:style-name="T698"> an aptitude, but need to </text:span><text:span text:style-name="T694">⌞</text:span><text:span text:style-name="T695">roll</text:span><text:span text:style-name="T694">⌝</text:span><text:span text:style-name="T698"> it anyway, roll with </text:span><text:bookmark text:name="gen-h1-1-000000014"/><text:span text:style-name="T696">⌊</text:span><text:span text:style-name="T2">−</text:span><text:span text:style-name="T696">1⌋</text:span><text:span text:style-name="T698">.</text:span></text:p>
      <text:p text:style-name="P3"/>
      <text:p text:style-name="P13"><text:span text:style-name="T121">Some aptitudes have more </text:span><text:span text:style-name="T122">or </text:span><text:span text:style-name="T123">less</text:span><text:span text:style-name="T122"> </text:span><text:span text:style-name="T124">○ </text:span><text:span text:style-name="T125">available</text:span><text:span text:style-name="T124">. </text:span><text:span text:style-name="T126">Buying </text:span><text:span text:style-name="T122">more than </text:span><text:span text:style-name="T127">4</text:span><text:span text:style-name="T121"> </text:span><text:span text:style-name="T124">○ </text:span><text:span text:style-name="T121">let</text:span><text:span text:style-name="T128">s</text:span><text:span text:style-name="T121"> you soak up penalties to rolls, </text:span><text:span text:style-name="T129">but</text:span><text:span text:style-name="T121"> </text:span><text:span text:style-name="T130">doesn’t </text:span><text:span text:style-name="T121">let you exceed the maximum </text:span><text:span text:style-name="T131">total </text:span><text:span text:style-name="T121">modifier </text:span><text:span text:style-name="T229">of +3 on </text:span><text:span text:style-name="T228">a roll.</text:span></text:p>
      <text:p text:style-name="P3"/>
      <text:p text:style-name="P14"><text:span text:style-name="T682">Gated moves (0) </text:span>►<text:span text:style-name="T20"> </text:span><text:span text:style-name="T44">Some moves have a number in parenthesis after the name. </text:span><text:span text:style-name="T45">In order to buy such a move, y</text:span><text:span text:style-name="T44">ou must already have </text:span><text:span text:style-name="T48">at least </text:span><text:span text:style-name="T46">that </text:span><text:span text:style-name="T47">number of </text:span><text:span text:style-name="T44">moves from the same </text:span><text:span text:style-name="T86">sub</text:span><text:span text:style-name="T44">section of your playbook.</text:span></text:p>
      <text:p text:style-name="P11"/>
      <text:p text:style-name="P15"><text:span text:style-name="T265">🗣</text:span><text:span text:style-name="T247">Consult the GM</text:span><text:span text:style-name="T684"> ►</text:span><text:span text:style-name="T89"> Stuff with </text:span><text:span text:style-name="T105">a </text:span><text:span text:style-name="T265">🗣</text:span><text:span text:style-name="T318"> </text:span><text:span text:style-name="T319">icon</text:span><text:span text:style-name="T89"> </text:span><text:span text:style-name="T92">may not be appropriate </text:span><text:span text:style-name="T93">for </text:span><text:span text:style-name="T95">your </text:span><text:span text:style-name="T100">story </text:span><text:span text:style-name="T115">(</text:span><text:span text:style-name="T112">at this time</text:span><text:span text:style-name="T115">)</text:span><text:span text:style-name="T95">—</text:span><text:span text:style-name="T96">or it </text:span><text:span text:style-name="T92">may have </text:span><text:span text:style-name="T95">special </text:span><text:span text:style-name="T107">fictional </text:span><text:span text:style-name="T95">restrictions </text:span><text:span text:style-name="T97">or implications</text:span><text:span text:style-name="T91">.</text:span><text:span text:style-name="T90"> </text:span><text:span text:style-name="T92">Talk to the GM</text:span><text:span text:style-name="T94"> </text:span><text:span text:style-name="T113">about</text:span><text:span text:style-name="T99"> taking</text:span><text:span text:style-name="T98"> </text:span><text:span text:style-name="T114">a</text:span><text:span text:style-name="T116">ny</text:span><text:span text:style-name="T114"> </text:span><text:span text:style-name="T684">🗣</text:span><text:span text:style-name="T89"> </text:span><text:span text:style-name="T106">option</text:span><text:span text:style-name="T89">. </text:span><text:span text:style-name="T109">Please </text:span><text:span text:style-name="T111">be cool </text:span><text:span text:style-name="T108">if </text:span><text:span text:style-name="T114">it’s </text:span><text:span text:style-name="T110">un</text:span><text:span text:style-name="T108">available; </text:span><text:span text:style-name="T148">boundaries</text:span><text:span text:style-name="T147"> define </text:span><text:span text:style-name="T149">stories.</text:span></text:p>
      <text:p text:style-name="P12"/>
      <text:p text:style-name="P32"><text:span text:style-name="T536">(</text:span><text:span text:style-name="T535">Progress</text:span><text:span text:style-name="T536">)</text:span><text:span text:style-name="T535"> </text:span><text:span text:style-name="T537">B</text:span><text:span text:style-name="T535">ars</text:span><text:span text:style-name="T532"> </text:span><text:span text:style-name="T541">►</text:span><text:span text:style-name="T423"> </text:span><text:span text:style-name="T488">P</text:span><text:span text:style-name="T448">rogress bars</text:span><text:span text:style-name="T423"> are </text:span><text:span text:style-name="T430">a </text:span><text:span text:style-name="T489">GM-</text:span><text:span text:style-name="T490">managed </text:span><text:span text:style-name="T491">shared</text:span><text:span text:style-name="T489"> ⌞resource⌝</text:span><text:span text:style-name="T430"> </text:span><text:span text:style-name="T423">abstract</text:span><text:span text:style-name="T489">ly</text:span><text:span text:style-name="T423"> </text:span><text:span text:style-name="T489">representing</text:span><text:span text:style-name="T423"> </text:span><text:span text:style-name="T445">rising tension</text:span><text:span text:style-name="T435"> or </text:span><text:span text:style-name="T446">sustained </text:span><text:span text:style-name="T431">activit</text:span><text:span text:style-name="T445">y</text:span><text:span text:style-name="T436">. </text:span><text:span text:style-name="T432">A </text:span><text:span text:style-name="T448">bar </text:span><text:span text:style-name="T432">has a title and some number of ticks between </text:span><text:span text:style-name="T474">2</text:span><text:span text:style-name="T432"> and 8. </text:span><text:span text:style-name="T434">When the last tick is filled</text:span><text:span text:style-name="T433">, </text:span><text:span text:style-name="T437">whatever the title says happens.</text:span></text:p>
      <text:p text:style-name="P18"/>
      <text:p text:style-name="P33"><text:span text:style-name="T606">T</text:span><text:span text:style-name="T603">ick a </text:span><text:span text:style-name="T607">bar</text:span><text:span text:style-name="T532"> </text:span><text:span text:style-name="T541">►</text:span><text:span text:style-name="T423"> </text:span><text:span text:style-name="T449">When the GM or a move says to tick a ⌞bar</text:span><text:span text:style-name="T482">⌝</text:span><text:span text:style-name="T449">, fill one tick on it.</text:span><text:span text:style-name="T450"> If they say to tick it some number of times, fill that many ticks.</text:span></text:p>
      <text:p text:style-name="P50"/>
      <text:p text:style-name="P50"><text:soft-page-break/><text:span text:style-name="T687">Resource points ►</text:span><text:span text:style-name="T138"> If applicable, </text:span><text:span text:style-name="T139">e</text:span><text:span text:style-name="T29">ach point of a </text:span><text:span text:style-name="T217">particular ⌞r</text:span><text:span text:style-name="T29">esource</text:span><text:span text:style-name="T482">⌝</text:span><text:span text:style-name="T487"> is</text:span><text:span text:style-name="T29"> </text:span><text:span text:style-name="T132">tracked</text:span><text:span text:style-name="T29"> with a</text:span><text:span text:style-name="T22"> </text:span><text:span text:style-name="T28">▢—</text:span><text:span text:style-name="T141">maybe</text:span><text:span text:style-name="T140"> with </text:span><text:span text:style-name="T143">an </text:span><text:span text:style-name="T142">individual </text:span><text:span text:style-name="T140">note attached</text:span><text:span text:style-name="T28">. </text:span><text:span text:style-name="T218">Some resources come in ranks </text:span><text:span text:style-name="T133">with </text:span><text:span text:style-name="T373">○</text:span><text:span text:style-name="T219">, </text:span><text:span text:style-name="T220">permitting you to </text:span><text:span text:style-name="T59">buy </text:span><text:span text:style-name="T220">more </text:span><text:span text:style-name="T28">▢</text:span><text:span text:style-name="T218">. </text:span><text:span text:style-name="T418">Unless stated otherwise, you start the game with all resources full—</text:span><text:span text:style-name="T419">except XP</text:span><text:span text:style-name="T418">.</text:span></text:p>
      <text:p text:style-name="P4"/>
      <text:p text:style-name="P16"><text:span text:style-name="T26">When you “</text:span><text:span text:style-name="T27">restore”, “</text:span><text:span text:style-name="T26">gain” a resource, fill a </text:span><text:span text:style-name="T28">▢. </text:span><text:span text:style-name="T29">You cannot have more of a </text:span><text:span text:style-name="T30">r</text:span><text:span text:style-name="T29">esource than you </text:span><text:span text:style-name="T31">have </text:span><text:span text:style-name="T28">▢ </text:span><text:span text:style-name="T29">for </text:span><text:span text:style-name="T134">it</text:span><text:span text:style-name="T29">. </text:span><text:span text:style-name="T32">If all your </text:span><text:span text:style-name="T28">▢</text:span><text:span text:style-name="T32"> are full when you’re supposed to gain the resource, just don’t fill anything. </text:span></text:p>
      <text:p text:style-name="P4"/>
      <text:p text:style-name="P34"><text:span text:style-name="T376">When you “spend” or “lose” a resource, erase a filled </text:span><text:span text:style-name="T375">▢. </text:span><text:span text:style-name="T376">If you don’t have any filled </text:span><text:span text:style-name="T375">▢, </text:span><text:span text:style-name="T392">you can’t </text:span><text:span text:style-name="T420">make</text:span><text:span text:style-name="T392"> move</text:span><text:span text:style-name="T394">s</text:span><text:span text:style-name="T392"> requiring you to </text:span><text:span text:style-name="T609">spend</text:span><text:span text:style-name="T392"> </text:span><text:span text:style-name="T395">that </text:span><text:span text:style-name="T392">resource</text:span><text:span text:style-name="T376">. </text:span><text:span text:style-name="T393">On the </text:span><text:span text:style-name="T397">other hand</text:span><text:span text:style-name="T392">, if a </text:span><text:span text:style-name="T386">move’</text:span><text:span text:style-name="T388">s effect</text:span><text:span text:style-name="T386"> </text:span><text:span text:style-name="T420">says</text:span><text:span text:style-name="T386"> you </text:span><text:span text:style-name="T610">lose</text:span><text:span text:style-name="T386"> a resource </text:span><text:span text:style-name="T396">you’re out of</text:span><text:span text:style-name="T386">, just don’t erase anything—any other effects or consequences of the move still happen as normal, though.</text:span></text:p>
      <text:p text:style-name="P5"/>
      <text:p text:style-name="P36"><text:span text:style-name="T249">Lose what you spend</text:span> ► <text:span text:style-name="T20">Unless stated otherwise </text:span><text:span text:style-name="T49">and regardless of where the cost appears in the move’s description </text:span><text:span text:style-name="T56">text</text:span><text:span text:style-name="T20">, you </text:span><text:span text:style-name="T50">lose </text:span><text:span text:style-name="T51">a</text:span><text:span text:style-name="T20"> move’s cost</text:span><text:span text:style-name="T52">(</text:span><text:span text:style-name="T20">s</text:span><text:span text:style-name="T52">)</text:span><text:span text:style-name="T20"> </text:span><text:span text:style-name="T615">immediately before you roll</text:span><text:span text:style-name="T630"> </text:span><text:span text:style-name="T638">and</text:span><text:span text:style-name="T637"> determine results</text:span><text:span text:style-name="T630">. </text:span><text:span text:style-name="T637">If there’s no roll, </text:span><text:span text:style-name="T642">you just lose the ⌞resource⌝</text:span><text:span text:style-name="T637"> before the </text:span><text:span text:style-name="T677">move’s </text:span><text:span text:style-name="T637">effect takes place.</text:span></text:p>
      <text:p text:style-name="P42"/>
      <text:p text:style-name="P85"><text:span text:style-name="T534">Harm</text:span><text:span text:style-name="T533"> ► </text:span><text:span text:style-name="T438">Harm is abstract </text:span><text:span text:style-name="T479">systemic or </text:span><text:span text:style-name="T466">traumatic </text:span><text:span text:style-name="T438">damage </text:span><text:span text:style-name="T465">(not necessarily physical)</text:span><text:span text:style-name="T438"> </text:span><text:span text:style-name="T471">sustained by </text:span><text:span text:style-name="T530">someone or </text:span><text:span text:style-name="T471">something</text:span><text:span text:style-name="T463"> </text:span><text:span text:style-name="T548">animate</text:span><text:span text:style-name="T439">. </text:span><text:span text:style-name="T440">A single injury can do 1-3 harm. </text:span><text:span text:style-name="T451">Unless a move says specifically how much harm it does, just use common sense </text:span><text:span text:style-name="T452">and the scale below.</text:span></text:p>
      <text:p text:style-name="P59"/>
      <text:p text:style-name="P51"><text:span text:style-name="T523">O</text:span><text:span text:style-name="T453">ne </text:span><text:span text:style-name="T467">serious</text:span><text:span text:style-name="T453"> injury </text:span><text:span text:style-name="T523">or many small ones</text:span><text:span text:style-name="T453">—</text:span><text:span text:style-name="T469">you want </text:span><text:span text:style-name="T525">help</text:span><text:span text:style-name="T469">—</text:span><text:span text:style-name="T453">1 harm. </text:span><text:span text:style-name="T464">A </text:span><text:span text:style-name="T468">l</text:span><text:span text:style-name="T453">ife-threatening </text:span><text:span text:style-name="T464">injury</text:span><text:span text:style-name="T453">—</text:span><text:span text:style-name="T469">you </text:span><text:span text:style-name="T547">need</text:span><text:span text:style-name="T469"> </text:span><text:span text:style-name="T525">help</text:span><text:span text:style-name="T469">—</text:span><text:span text:style-name="T453">2 harm.</text:span><text:span text:style-name="T441"> </text:span><text:span text:style-name="T464">An injury likely</text:span><text:span text:style-name="T453"> to outright kill </text:span><text:span text:style-name="T524">someone</text:span><text:span text:style-name="T453">—</text:span><text:span text:style-name="T526">beyond help</text:span><text:span text:style-name="T470">—</text:span><text:span text:style-name="T453">3 harm</text:span><text:span text:style-name="T470">.</text:span></text:p>
      <text:p text:style-name="P60"/>
      <text:p text:style-name="P37">Status ► <text:span text:style-name="T230">Status is everything </text:span><text:span text:style-name="T233">established as currently</text:span><text:span text:style-name="T230"> true </text:span><text:span text:style-name="T233">in the story </text:span><text:span text:style-name="T230">about </text:span><text:span text:style-name="T231">you </text:span><text:span text:style-name="T234">(</text:span><text:span text:style-name="T231">or something else</text:span><text:span text:style-name="T234">)</text:span><text:span text:style-name="T231"> that is </text:span><text:span text:style-name="T627">either</text:span><text:span text:style-name="T231"> permanently different from how you began the story </text:span><text:span text:style-name="T627">or</text:span><text:span text:style-name="T664"> a significant but temporary deviation from the norm. </text:span><text:span text:style-name="T665">In the rules, “</text:span><text:span text:style-name="T628">a</text:span><text:span text:style-name="T665"> status” means a short, descriptive, free-form phrase that describes the change in status. </text:span><text:span text:style-name="T669">If </text:span><text:span text:style-name="T673">the GM or a move says </text:span><text:span text:style-name="T669">you get a status, w</text:span><text:span text:style-name="T668">rite it down. </text:span><text:span text:style-name="T674">While a status is written down, nothing in the story can contradict it</text:span><text:span text:style-name="T675">.</text:span></text:p>
      <text:p text:style-name="P43"/>
      <text:p text:style-name="P37"><text:span text:style-name="T666">Ex. “</text:span><text:span text:style-name="T672">on fire</text:span><text:span text:style-name="T666">”; “enraptured”; “</text:span><text:span text:style-name="T671">scary</text:span><text:span text:style-name="T667">”; </text:span><text:span text:style-name="T666">“wanted by authorities”; “</text:span><text:span text:style-name="T670">glowing”; “scared”; “</text:span><text:span text:style-name="T676">has a third</text:span><text:span text:style-name="T670"> eye”.</text:span></text:p>
      <text:p text:style-name="P38"><text:span text:style-name="T242">Remove a status</text:span> ►<text:span text:style-name="T20"> </text:span><text:span text:style-name="T57">E</text:span><text:span text:style-name="T25">rase</text:span><text:span text:style-name="T20"> a ⌞status⌝ when a move or the GM says you can, or when it no longer makes sense for it to be true.</text:span></text:p>
      <text:p text:style-name="P47"/>
      <text:p text:style-name="P66"><text:span text:style-name="T248">Exploit status</text:span><text:span text:style-name="T690"> ►</text:span><text:span text:style-name="T150"> </text:span><text:span text:style-name="T151">When you </text:span><text:span text:style-name="T152">make </text:span><text:span text:style-name="T151">a ⌞</text:span><text:span text:style-name="T153">story move⌝</text:span><text:span text:style-name="T151">, </text:span><text:span text:style-name="T154">you can </text:span><text:span text:style-name="T155">describe</text:span><text:span text:style-name="T151"> how you’re capitalizing on </text:span><text:span text:style-name="T239">your </text:span><text:span text:style-name="T241">(</text:span><text:span text:style-name="T240">or someone’s</text:span><text:span text:style-name="T241">)</text:span><text:span text:style-name="T232"> </text:span><text:span text:style-name="T151">⌞</text:span><text:span text:style-name="T156">status⌝ </text:span><text:span text:style-name="T157">to</text:span><text:span text:style-name="T158"> </text:span><text:span text:style-name="T159">add </text:span><text:span text:style-name="T158">+1 on your move. </text:span><text:span text:style-name="T235">You can only do this once per </text:span><text:span text:style-name="T236">story move.</text:span></text:p>
      <text:p text:style-name="P61"/>
      <text:p text:style-name="P35"><text:span text:style-name="T252">Read the dice</text:span><text:span text:style-name="T683"> ►</text:span><text:span text:style-name="T53"> </text:span><text:span text:style-name="T23"><text:s/></text:span><text:span text:style-name="T54">When you roll, you’ll get a number </text:span><text:span text:style-name="T75">between</text:span><text:span text:style-name="T54"> </text:span><text:span text:style-name="T87">−1</text:span><text:span text:style-name="T54"> </text:span><text:span text:style-name="T76">and </text:span><text:span text:style-name="T54">15. </text:span><text:span text:style-name="T175">R</text:span><text:span text:style-name="T171">esults are </text:span><text:span text:style-name="T172">define</text:span><text:span text:style-name="T174">d </text:span><text:span text:style-name="T181">not in terms of success and failure, but </text:span><text:span text:style-name="T171">how your roll affects your </text:span><text:span text:style-name="T173">metaphorical </text:span><text:span text:style-name="T180">narrative </text:span><text:span text:style-name="T171">“momentum” </text:span><text:span text:style-name="T182">going forward</text:span><text:span text:style-name="T171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8">Range</text:p>
          </table:table-cell>
          <table:table-cell table:style-name="Table1.A1" office:value-type="string">
            <text:p text:style-name="P89">Result</text:p>
          </table:table-cell>
          <table:table-cell table:style-name="Table1.A1" office:value-type="string">
            <text:p text:style-name="P90">Icon</text:p>
          </table:table-cell>
        </table:table-row>
        <table:table-row>
          <table:table-cell table:style-name="Table1.A1" office:value-type="string">
            <text:p text:style-name="P93">≥13</text:p>
          </table:table-cell>
          <table:table-cell table:style-name="Table1.A1" office:value-type="string">
            <text:p text:style-name="P92">Gain <text:span text:style-name="T693">Momentum</text:span></text:p>
          </table:table-cell>
          <table:table-cell table:style-name="Table1.A1" office:value-type="string">
            <text:p text:style-name="P17">🡕</text:p>
          </table:table-cell>
        </table:table-row>
        <table:table-row>
          <table:table-cell table:style-name="Table1.A1" office:value-type="string">
            <text:p text:style-name="P91"><text:span text:style-name="T702">10</text:span>-1<text:span text:style-name="T702">2</text:span></text:p>
          </table:table-cell>
          <table:table-cell table:style-name="Table1.A1" office:value-type="string">
            <text:p text:style-name="P92">Carr<text:span text:style-name="T692">y Momentum</text:span></text:p>
          </table:table-cell>
          <table:table-cell table:style-name="Table1.A1" office:value-type="string">
            <text:p text:style-name="P17">🡒</text:p>
          </table:table-cell>
        </table:table-row>
        <table:table-row>
          <table:table-cell table:style-name="Table1.A1" office:value-type="string">
            <text:p text:style-name="P91"><text:span text:style-name="T701">7</text:span>-<text:span text:style-name="T702">9</text:span></text:p>
          </table:table-cell>
          <table:table-cell table:style-name="Table1.A1" office:value-type="string">
            <text:p text:style-name="P39"><text:span text:style-name="T417">Slow</text:span><text:span text:style-name="T416"> Momentum</text:span></text:p>
          </table:table-cell>
          <table:table-cell table:style-name="Table1.A1" office:value-type="string">
            <text:p text:style-name="P17">🡖</text:p>
          </table:table-cell>
        </table:table-row>
        <table:table-row table:style-name="Table1.5">
          <table:table-cell table:style-name="Table1.A1" office:value-type="string">
            <text:p text:style-name="P94">≤6</text:p>
          </table:table-cell>
          <table:table-cell table:style-name="Table1.B5" office:value-type="string">
            <text:p text:style-name="P6">Stall Momentum</text:p>
          </table:table-cell>
          <table:table-cell table:style-name="Table1.A1" office:value-type="string">
            <text:p text:style-name="P17">🡓</text:p>
          </table:table-cell>
        </table:table-row>
      </table:table>
      <text:p text:style-name="P62"/>
      <text:p text:style-name="P67"><text:span text:style-name="T178">Groups </text:span><text:span text:style-name="T179">written </text:span><text:span text:style-name="T164">together </text:span><text:span text:style-name="T165">(</text:span><text:span text:style-name="T166">e.g. </text:span><text:span text:style-name="T691">🡕🡒</text:span><text:span text:style-name="T166">) </text:span><text:span text:style-name="T163">mean </text:span><text:span text:style-name="T622">any</text:span><text:span text:style-name="T163"> of </text:span><text:span text:style-name="T167">the </text:span><text:span text:style-name="T168">results </text:span><text:span text:style-name="T169">in that </text:span><text:span text:style-name="T170">specific </text:span><text:span text:style-name="T169">group</text:span><text:span text:style-name="T163">. </text:span><text:span text:style-name="T183">Read this like “gain or carry </text:span><text:span text:style-name="T227">[</text:span><text:span text:style-name="T183">momentum</text:span><text:span text:style-name="T227">]</text:span><text:span text:style-name="T183">”.</text:span></text:p>
      <text:p text:style-name="P63"/>
      <text:p text:style-name="P55"><text:span text:style-name="T251">Roll</text:span><text:span text:style-name="T614"> ►</text:span><text:span text:style-name="T144"> </text:span><text:span text:style-name="T176">Rolls are indicated by </text:span><text:span text:style-name="T539">⊞</text:span><text:span text:style-name="T543">⌊⌋</text:span><text:span text:style-name="T495"> </text:span><text:span text:style-name="T496">in </text:span><text:span text:style-name="T522">a </text:span><text:span text:style-name="T497">move </text:span><text:span text:style-name="T508">like:</text:span></text:p>
      <text:list xml:id="list1374418513" text:style-name="L2">
        <text:list-item>
          <text:p text:style-name="P117"><text:span text:style-name="T511">w</text:span><text:span text:style-name="T496">ith an </text:span><text:span text:style-name="T498">⌞aptitude⌝: </text:span><text:span text:style-name="T592">⊞⌊</text:span><text:span text:style-name="T593">Nu</text:span><text:span text:style-name="T594">r</text:span><text:span text:style-name="T593">ture⌋</text:span><text:span text:style-name="T496">. </text:span></text:p>
        </text:list-item>
        <text:list-item>
          <text:p text:style-name="P118"><text:span text:style-name="T511">w</text:span><text:span text:style-name="T499">ith a number: </text:span><text:span text:style-name="T592">⊞⌊</text:span><text:span text:style-name="T593">−</text:span><text:span text:style-name="T595">1⌋</text:span><text:span text:style-name="T499"> or </text:span><text:span text:style-name="T592">⊞⌊</text:span><text:span text:style-name="T598">+</text:span><text:span text:style-name="T595">0⌋</text:span><text:span text:style-name="T499">.</text:span></text:p>
        </text:list-item>
        <text:list-item>
          <text:p text:style-name="P118"><text:span text:style-name="T511">w</text:span><text:span text:style-name="T505">ith </text:span><text:span text:style-name="T512">a </text:span><text:span text:style-name="T596">⌊</text:span><text:span text:style-name="T597">special term⌋</text:span><text:span text:style-name="T512"> </text:span><text:span text:style-name="T514">defined</text:span><text:span text:style-name="T515"> </text:span><text:span text:style-name="T520">in </text:span><text:span text:style-name="T521">a</text:span><text:span text:style-name="T516"> </text:span><text:span text:style-name="T517">move’</text:span><text:span text:style-name="T513">s</text:span><text:span text:style-name="T517"> </text:span><text:span text:style-name="T518">text.</text:span></text:p>
        </text:list-item>
      </text:list>
      <text:p text:style-name="P19"/>
      <text:p text:style-name="P54"><text:span text:style-name="T570">Sum the </text:span><text:span text:style-name="T589">⌊</text:span><text:span text:style-name="T590">enclosed text </text:span><text:span text:style-name="T591">value</text:span><text:span text:style-name="T589">⌋</text:span><text:span text:style-name="T570"> </text:span><text:span text:style-name="T577">plus</text:span><text:span text:style-name="T570"> any </text:span><text:span text:style-name="T571">bonuses or penalties</text:span><text:span text:style-name="T570"> the GM or a move may </text:span><text:span text:style-name="T576">tell you about</text:span><text:span text:style-name="T570">. </text:span><text:span text:style-name="T574">M</text:span><text:span text:style-name="T573">ind </text:span><text:span text:style-name="T575">any negative </text:span><text:span text:style-name="T573">signs.</text:span><text:span text:style-name="T570"> </text:span><text:span text:style-name="T580">Finally,</text:span><text:span text:style-name="T570"> cap </text:span><text:span text:style-name="T572">the</text:span><text:span text:style-name="T570"> </text:span><text:span text:style-name="T589">⌊</text:span><text:span text:style-name="T588">total</text:span><text:span text:style-name="T589">⌋</text:span><text:span text:style-name="T570"> at ±3.</text:span></text:p>
      <text:p text:style-name="P69"/>
      <text:p text:style-name="P84"><text:span text:style-name="T527">R</text:span><text:span text:style-name="T499">oll </text:span><text:span text:style-name="T540">⌊2d6 </text:span><text:span text:style-name="T544">+ </text:span><text:span text:style-name="T542">total</text:span><text:span text:style-name="T544">⌋</text:span><text:span text:style-name="T500"> </text:span><text:span text:style-name="T528">and </text:span><text:span text:style-name="T602">⌞read the dice⌝</text:span><text:span text:style-name="T529">.</text:span></text:p>
      <text:p text:style-name="P70"/>
      <text:p text:style-name="P53"><text:span text:style-name="T564">U</text:span><text:span text:style-name="T565">nless </text:span><text:span text:style-name="T569">stated </text:span><text:span text:style-name="T565">otherwise,</text:span><text:span text:style-name="T566"> </text:span><text:span text:style-name="T567">the </text:span><text:span text:style-name="T568">effect</text:span><text:span text:style-name="T567"> of your roll is described by the next momentum icons </text:span><text:span text:style-name="T569">(</text:span><text:span text:style-name="T587">🡕🡒🡖🡓</text:span><text:span text:style-name="T569">)</text:span><text:span text:style-name="T567">. </text:span><text:span text:style-name="T581">If one or more icons is missing, it means there’s no </text:span><text:span text:style-name="T582">particular </text:span><text:span text:style-name="T581">effect for that result.</text:span></text:p>
      <text:p text:style-name="P64"/>
      <text:p text:style-name="P58"><text:span text:style-name="T689">Alternate rolls ►</text:span><text:span text:style-name="T55"> </text:span><text:span text:style-name="T177">If a move says</text:span><text:span text:style-name="T160"> “</text:span><text:span text:style-name="T266">⊞</text:span><text:span text:style-name="T270">⌊</text:span><text:span text:style-name="T267">something </text:span><text:span text:style-name="T268">weird</text:span><text:span text:style-name="T270">⌋</text:span><text:span text:style-name="T268"> </text:span><text:span text:style-name="T341">for/</text:span><text:span text:style-name="T355">to/</text:span><text:span text:style-name="T356">on</text:span><text:span text:style-name="T341"> </text:span><text:span text:style-name="T355">[</text:span><text:span text:style-name="T341">another move</text:span><text:span text:style-name="T355">]</text:span><text:span text:style-name="T341">”, </text:span><text:span text:style-name="T342">use th</text:span><text:span text:style-name="T343">e weird</text:span><text:span text:style-name="T342"> roll </text:span><text:span text:style-name="T344">in the child move </text:span><text:span text:style-name="T342">instead of whatever the normal rol</text:span><text:span text:style-name="T344">l </text:span><text:span text:style-name="T356">would be</text:span><text:span text:style-name="T345">. </text:span><text:span text:style-name="T353">M</text:span><text:span text:style-name="T346">odifiers apply normally.</text:span></text:p>
      <text:p text:style-name="P65"/>
      <text:p text:style-name="P52"><text:span text:style-name="T538">Low/Zero Effect ►</text:span><text:span text:style-name="T472"> </text:span><text:span text:style-name="T444">When you’re describing </text:span><text:span text:style-name="T473">how you make </text:span><text:span text:style-name="T444">a ⌞</text:span><text:span text:style-name="T492">story</text:span><text:span text:style-name="T444"> move⌝, the GM might </text:span><text:span text:style-name="T480">say</text:span><text:span text:style-name="T444"> you’</text:span><text:span text:style-name="T478">ll have </text:span><text:span text:style-name="T444">Low</text:span><text:span text:style-name="T447"> </text:span><text:span text:style-name="T510">Effect </text:span><text:span text:style-name="T509">or </text:span><text:span text:style-name="T444">Zero Effect. </text:span><text:span text:style-name="T559">This means even </text:span><text:span text:style-name="T578">if you</text:span><text:span text:style-name="T561"> </text:span><text:span text:style-name="T584">🡕🡒</text:span><text:span text:style-name="T685">,</text:span><text:span text:style-name="T559"> you </text:span><text:span text:style-name="T560">won’t </text:span><text:span text:style-name="T559">get (all of) what you want.</text:span></text:p>
      <text:p text:style-name="P116"/>
      <text:p text:style-name="P87"><text:span text:style-name="T269">⚠ </text:span><text:span text:style-name="T347">Critical </text:span><text:span text:style-name="T348">Concept </text:span><text:span text:style-name="T269">⚠</text:span></text:p>
      <text:p text:style-name="P56"><text:span text:style-name="T585">S</text:span><text:span text:style-name="T583">tory </text:span><text:span text:style-name="T586">m</text:span><text:span text:style-name="T583">oves</text:span><text:span text:style-name="T532"> ►</text:span><text:span text:style-name="T423"> </text:span><text:span text:style-name="T475">Story ⌞moves⌝ </text:span><text:span text:style-name="T476">decide</text:span><text:span text:style-name="T475"> what happens next when you </text:span><text:span text:style-name="T477">act in the face of </text:span><text:span text:style-name="T475">conflict, risk, or adversity </text:span><text:span text:style-name="T477">to get what you want</text:span><text:span text:style-name="T475">. </text:span><text:span text:style-name="T454">The</text:span><text:span text:style-name="T456">y </text:span><text:span text:style-name="T457">serve the same purpose as </text:span><text:span text:style-name="T458">system</text:span><text:span text:style-name="T457"> rules in </text:span><text:span text:style-name="T459">other </text:span><text:span text:style-name="T457">games, but in a </text:span><text:span text:style-name="T461">flexible</text:span><text:span text:style-name="T457"> way that puts the</text:span><text:span text:style-name="T454"> fiction first</text:span><text:span text:style-name="T455">. </text:span><text:span text:style-name="T460">They answer “okay, </text:span><text:span text:style-name="T462">so </text:span><text:span text:style-name="T531">then </text:span><text:span text:style-name="T460">what happens?”</text:span></text:p>
      <text:p text:style-name="P68"/>
      <text:p text:style-name="P57"><text:span text:style-name="T549">Most </text:span><text:span text:style-name="T579">regular </text:span><text:span text:style-name="T549">moves </text:span><text:span text:style-name="T551">flatly </text:span><text:span text:style-name="T549">describe something you can do, but they </text:span><text:span text:style-name="T550">don’t address why you’re doing it, what you hope to </text:span><text:span text:style-name="T557">ultimately </text:span><text:span text:style-name="T550">achieve. </text:span><text:span text:style-name="T549">A metaphor: you slam on the brakes </text:span><text:span text:style-name="T558">while</text:span><text:span text:style-name="T555"> </text:span><text:span text:style-name="T549">you're driving, but are you </text:span><text:span text:style-name="T556">trying</text:span><text:span text:style-name="T549"> to </text:span><text:span text:style-name="T545">avoid</text:span><text:span text:style-name="T549"> or to </text:span><text:span text:style-name="T545">cause</text:span><text:span text:style-name="T549"> a collision? </text:span><text:span text:style-name="T552">Another: you fence with the Du</text:span><text:span text:style-name="T553">chess,</text:span><text:span text:style-name="T552"> but are you trying to </text:span><text:span text:style-name="T546">kill</text:span><text:span text:style-name="T552"> or </text:span><text:span text:style-name="T554">to</text:span><text:span text:style-name="T552"> </text:span><text:span text:style-name="T546">teach</text:span><text:span text:style-name="T552"> h</text:span><text:span text:style-name="T553">er</text:span><text:span text:style-name="T552">?</text:span></text:p>
      <text:p text:style-name="P72"/>
      <text:p text:style-name="P79"><text:span text:style-name="T20">Each story move follows </text:span><text:span text:style-name="T65">the same</text:span><text:span text:style-name="T20"> formula: </text:span><text:span text:style-name="T66">i</text:span><text:span text:style-name="T20">t states </text:span><text:span text:style-name="T77">what you want </text:span><text:span text:style-name="T102">to achieve</text:span><text:span text:style-name="T20">, and it gives </text:span><text:span text:style-name="T63">a hint at</text:span><text:span text:style-name="T62"> </text:span><text:span text:style-name="T78">how you’re trying to get it</text:span><text:span text:style-name="T62">. </text:span><text:span text:style-name="T67">When figuring out </text:span><text:span text:style-name="T70">which </text:span><text:span text:style-name="T67">story move </text:span><text:span text:style-name="T68">you’re making</text:span><text:span text:style-name="T67">, t</text:span><text:span text:style-name="T64">he hint </text:span><text:span text:style-name="T79">about </text:span><text:span text:style-name="T103">method</text:span><text:span text:style-name="T64"> is </text:span><text:span text:style-name="T640">less</text:span><text:span text:style-name="T64"> important than the part about</text:span><text:span text:style-name="T641"> </text:span><text:span text:style-name="T652">your intent.</text:span></text:p>
      <text:p text:style-name="P73"/>
      <text:p text:style-name="P80"><text:span text:style-name="T641">There aren’t many </text:span><text:span text:style-name="T644">story moves</text:span><text:span text:style-name="T645">; </text:span><text:span text:style-name="T646">they’re</text:span><text:span text:style-name="T641"> </text:span><text:span text:style-name="T647">in the</text:span><text:span text:style-name="T641"> Common playbook. I intend them to be </text:span><text:span text:style-name="T648">fairly universal</text:span><text:span text:style-name="T641">. </text:span><text:span text:style-name="T651">P</text:span><text:span text:style-name="T649">lease </text:span><text:span text:style-name="T641">think metaphorically when applying them to weird situations.</text:span></text:p>
      <text:p text:style-name="P75"/>
      <text:p text:style-name="P81"><text:span text:style-name="T253">Make</text:span><text:span text:style-name="T254"> </text:span><text:span text:style-name="T255">a </text:span><text:span text:style-name="T254">story move</text:span><text:span text:style-name="T3"> ► </text:span><text:span text:style-name="T20">When you make a </text:span><text:span text:style-name="T271">⌞story move⌝</text:span><text:span text:style-name="T20">, describe how you’re trying to achieve your goal </text:span><text:span text:style-name="T71">in-game</text:span><text:span text:style-name="T20">. </text:span><text:span text:style-name="T69">Be specific. </text:span><text:span text:style-name="T84">Wait a sec before rolling; the GM might have something to say.</text:span></text:p>
      <text:p text:style-name="P77"/>
      <text:p text:style-name="P82"><text:span text:style-name="T221">If no other move is saying what to roll with, d</text:span><text:span text:style-name="T104">ecide</text:span><text:span text:style-name="T73"> </text:span><text:span text:style-name="T222">if your </text:span><text:span text:style-name="T223">action </text:span><text:span text:style-name="T222">description depends </text:span><text:span text:style-name="T625">logically and </text:span><text:span text:style-name="T616">primarily</text:span><text:span text:style-name="T222"> on </text:span><text:span text:style-name="T597">⌊</text:span><text:span text:style-name="T15">an</text:span><text:span text:style-name="T4">y</text:span><text:span text:style-name="T15"> </text:span><text:span text:style-name="T16">appropriate </text:span><text:span text:style-name="T222">⌞</text:span><text:span text:style-name="T15">aptitude</text:span><text:span text:style-name="T222">⌝</text:span><text:span text:style-name="T597">⌋</text:span><text:span text:style-name="T222"> you’ve got. </text:span><text:span text:style-name="T224">U</text:span><text:span text:style-name="T72">se common sense </text:span><text:span text:style-name="T146">and talk </text:span><text:span text:style-name="T225">as a table.</text:span></text:p>
      <text:p text:style-name="P71"/>
      <text:p text:style-name="P86"><text:span text:style-name="T6">⊞</text:span><text:span text:style-name="T597">⌊</text:span><text:span text:style-name="T17">A</text:span><text:span text:style-name="T18">ny </text:span><text:span text:style-name="T7">appropriate </text:span><text:span text:style-name="T6">aptitude</text:span><text:span text:style-name="T597">⌋</text:span><text:span text:style-name="T145">;</text:span><text:span text:style-name="T226"> </text:span><text:span text:style-name="T626">or</text:span><text:span text:style-name="T226"> </text:span><text:span text:style-name="T6">⊞</text:span><text:span text:style-name="T597">⌊</text:span><text:span text:style-name="T6">−1</text:span><text:span text:style-name="T597">⌋</text:span><text:span text:style-name="T145"> </text:span><text:span text:style-name="T226">if you don’t have one that applies.</text:span></text:p>
      <text:p text:style-name="P78"/>
      <text:p text:style-name="P83"><text:span text:style-name="T74">The GM playbook has stuff</text:span><text:span text:style-name="T20"> about what might happen for each story move, but </text:span><text:span text:style-name="T85">the</text:span><text:span text:style-name="T161">y </text:span><text:span text:style-name="T162">share </text:span><text:span text:style-name="T161">this formula:</text:span></text:p>
      <text:p text:style-name="P74"/>
      <text:p text:style-name="P97"><text:span text:style-name="T421">🡕</text:span><text:span text:style-name="T370"> </text:span><text:span text:style-name="T372">Y</text:span><text:span text:style-name="T370">ou </text:span><text:span text:style-name="T413">get what you want</text:span><text:span text:style-name="T370"> </text:span><text:span text:style-name="T399">with </text:span><text:span text:style-name="T400">an</text:span><text:span text:style-name="T370"> </text:span><text:span text:style-name="T398">unexpected benefit</text:span><text:span text:style-name="T389">.</text:span></text:p>
      <text:p text:style-name="P95"><text:span text:style-name="T613">🡒</text:span><text:span text:style-name="T371"> </text:span><text:span text:style-name="T372">Y</text:span><text:span text:style-name="T371">ou </text:span><text:span text:style-name="T414">get basically what you want.</text:span></text:p>
      <text:p text:style-name="P96"><text:span text:style-name="T421">🡖</text:span><text:span text:style-name="T370"> </text:span><text:span text:style-name="T372">Y</text:span><text:span text:style-name="T370">ou </text:span><text:span text:style-name="T415">get what you want, but </text:span><text:span text:style-name="T370">there’s some trade-off, consequence, or complication.</text:span></text:p>
      <text:p text:style-name="P98"><text:span text:style-name="T532">🡓</text:span><text:span text:style-name="T442"> </text:span><text:span text:style-name="T443">It might not be your fault, but you </text:span><text:span text:style-name="T506">don’t get what you want—or you </text:span><text:span text:style-name="T507">do </text:span><text:span text:style-name="T506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paragraph-rsid="1344129d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133f3e88" style:font-weight-asian="bold" style:font-weight-complex="bold"/>
    </style:style>
    <style:page-layout style:name="Mpm1">
      <style:page-layout-properties fo:page-width="11in" fo:page-height="8.5in" style:num-format="1" style:print-orientation="landscape" fo:margin-top="0.5799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5040*" fo:start-indent="0in" fo:end-indent="0.1in"/>
          <style:column style:rel-width="5040*" fo:start-indent="0.1in" fo:end-indent="0.1in"/>
          <style:column style:rel-width="5040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0598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⌊mutagenrpg.com⌋</text:span> <text:s text:c="78"/><text:span text:style-name="MT1">© 2021 Aubrey R. Jones <text:s/>🄯 CC-BY-SA 4.0</text:span> <text:s text:c="79"/><text:span text:style-name="MT2">Meta Playbook ⌬ 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5T21:01:31.309598696</dc:date>
    <meta:editing-duration>P25DT5H2M19S</meta:editing-duration>
    <meta:editing-cycles>4386</meta:editing-cycles>
    <meta:generator>LibreOffice/6.0.7.3$Linux_X86_64 LibreOffice_project/00m0$Build-3</meta:generator>
    <meta:print-date>2021-12-01T07:09:52.085847298</meta:print-date>
    <meta:document-statistic meta:table-count="1" meta:image-count="0" meta:object-count="0" meta:page-count="2" meta:paragraph-count="79" meta:word-count="2123" meta:character-count="11734" meta:non-whitespace-character-count="9543"/>
  </office:meta>
</office:document-meta>
</file>